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4F00000E5500000D17816E1E77.svm"/>
  <manifest:file-entry manifest:media-type="" manifest:full-path="Pictures/20000055000013FB00000FD959D8EF93.svm"/>
  <manifest:file-entry manifest:media-type="" manifest:full-path="Pictures/2000005500000E5500000D17036C7189.svm"/>
  <manifest:file-entry manifest:media-type="" manifest:full-path="Pictures/200000C1000021C300000FD9E0754B87.svm"/>
  <manifest:file-entry manifest:media-type="" manifest:full-path="Pictures/2000009D0000197E00000FD9C88BA703.svm"/>
  <manifest:file-entry manifest:media-type="" manifest:full-path="Pictures/2000005B000023D400000BB7689F403A.svm"/>
  <manifest:file-entry manifest:media-type="" manifest:full-path="Pictures/2000002500000C67000007941596C36A.svm"/>
  <manifest:file-entry manifest:media-type="" manifest:full-path="Pictures/200000130000067A000004D34F9922B9.svm"/>
  <manifest:file-entry manifest:media-type="" manifest:full-path="Pictures/2000019900001B9000000DC8C57E1AFB.svm"/>
  <manifest:file-entry manifest:media-type="" manifest:full-path="Pictures/200000910000197E00001B90E2688091.svm"/>
  <manifest:file-entry manifest:media-type="" manifest:full-path="Pictures/2000040900002A080000227321F2674B.svm"/>
  <manifest:file-entry manifest:media-type="" manifest:full-path="Pictures/2000007F000016BD000011EA5F920188.svm"/>
  <manifest:file-entry manifest:media-type="" manifest:full-path="Pictures/2000004F00000E5500000D172A2DDEBC.svm"/>
  <manifest:file-entry manifest:media-type="" manifest:full-path="Pictures/200000BB0000197E00000FD91B14C55C.svm"/>
  <manifest:file-entry manifest:media-type="" manifest:full-path="Pictures/2000016F00001C4000000845D54F22DC.svm"/>
  <manifest:file-entry manifest:media-type="" manifest:full-path="Pictures/2000095500002EDA000011EA4A6FCE22.svm"/>
  <manifest:file-entry manifest:media-type="" manifest:full-path="Pictures/200009D90000303B000011EA02FCF40F.svm"/>
  <manifest:file-entry manifest:media-type="" manifest:full-path="Pictures/2000009D0000197E0000134BCAFCA378.svm"/>
  <manifest:file-entry manifest:media-type="" manifest:full-path="Pictures/200000130000067A000004D3FF2AA511.svm"/>
  <manifest:file-entry manifest:media-type="" manifest:full-path="Pictures/200000D9000021C300000FD939FB584B.svm"/>
  <manifest:file-entry manifest:media-type="" manifest:full-path="Pictures/2000011B000014BF000040C5C44780DA.svm"/>
  <manifest:file-entry manifest:media-type="" manifest:full-path="Pictures/2000004900000E5500000D17F828FFF2.svm"/>
  <manifest:file-entry manifest:media-type="" manifest:full-path="Pictures/2000005B000011EA00000BB79DFDB025.svm"/>
  <manifest:file-entry manifest:media-type="" manifest:full-path="Pictures/2000006D000023D400000BB76899533B.svm"/>
  <manifest:file-entry manifest:media-type="" manifest:full-path="Pictures/2000004F000023D400000BB7B8B9F123.svm"/>
  <manifest:file-entry manifest:media-type="" manifest:full-path="Pictures/2000096D0000303B000011EADDC08477.svm"/>
  <manifest:file-entry manifest:media-type="" manifest:full-path="Pictures/2000006D000020620000129BECB01C4E.svm"/>
  <manifest:file-entry manifest:media-type="" manifest:full-path="Pictures/200001210000295700000D179A4D93F4.svm"/>
  <manifest:file-entry manifest:media-type="" manifest:full-path="Pictures/2000049900001B9000001B9096699C25.svm"/>
  <manifest:file-entry manifest:media-type="" manifest:full-path="Pictures/200000790000160C00001089CF874F7D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5b8ff3" officeooo:paragraph-rsid="0035f1f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>
        <style:tab-stops/>
      </style:paragraph-properties>
      <style:text-properties style:font-name="Linux Libertine" fo:font-size="28pt" fo:font-style="normal" fo:font-weight="normal" officeooo:rsid="004da481" officeooo:paragraph-rsid="004da481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a2cf4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782db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f3803" officeooo:paragraph-rsid="005f380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f3803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abc06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96fe4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ad273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ad273" officeooo:paragraph-rsid="0032b38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32b38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ac969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32b384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3009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ea3a0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77ee1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77ee1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5b96d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b4e5f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9016b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a391c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c325d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c325d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d5580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d5580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0d027" officeooo:paragraph-rsid="00363f9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0d027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1115e0f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544c8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d3d41e" officeooo:paragraph-rsid="00544c8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cb902" officeooo:paragraph-rsid="006cb90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d3ebc" officeooo:paragraph-rsid="00544c8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a2cf4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ea3a0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77ee1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a391c" officeooo:paragraph-rsid="0034660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bc325d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544c8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use-window-font-color="true" style:text-position="0% 100%" fo:font-size="12pt" fo:font-style="normal" style:text-underline-style="none" fo:font-weight="normal" officeooo:rsid="01115e0f" officeooo:paragraph-rsid="0076c90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use-window-font-color="true" style:text-position="0% 100%" fo:font-size="12pt" fo:font-style="normal" style:text-underline-style="none" fo:font-weight="normal" officeooo:rsid="01115e0f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use-window-font-color="true" style:text-position="0% 100%" fo:font-size="12pt" fo:font-style="normal" style:text-underline-style="none" fo:font-weight="normal" officeooo:rsid="0117252c" officeooo:paragraph-rsid="0076c90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use-window-font-color="true" style:text-position="0% 100%" fo:font-size="12pt" fo:font-style="normal" style:text-underline-style="none" fo:font-weight="normal" officeooo:rsid="01190e5e" officeooo:paragraph-rsid="0067e1e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use-window-font-color="true" style:text-position="0% 100%" fo:font-size="12pt" fo:font-style="normal" style:text-underline-style="none" fo:font-weight="normal" officeooo:rsid="011a80d1" officeooo:paragraph-rsid="0076c90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use-window-font-color="true" style:text-position="0% 100%" fo:font-size="12pt" fo:font-style="normal" style:text-underline-style="none" fo:font-weight="normal" officeooo:rsid="00dbb49f" officeooo:paragraph-rsid="0054bb3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use-window-font-color="true" style:text-position="0% 100%" fo:font-size="12pt" fo:font-style="normal" style:text-underline-style="none" fo:font-weight="normal" officeooo:rsid="00dbad92" officeooo:paragraph-rsid="0054bb37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54bb37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use-window-font-color="true" style:text-position="0% 100%" fo:font-size="12pt" fo:font-style="normal" style:text-underline-style="none" fo:font-weight="normal" officeooo:rsid="00dedcfd" officeooo:paragraph-rsid="0054bb3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use-window-font-color="true" style:text-position="0% 100%" fo:font-size="12pt" fo:font-style="normal" style:text-underline-style="none" fo:font-weight="normal" officeooo:rsid="00dedcfd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use-window-font-color="true" style:text-position="0% 100%" fo:font-size="12pt" fo:font-style="normal" style:text-underline-style="none" fo:font-weight="normal" officeooo:rsid="00e3d139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use-window-font-color="true" style:text-position="0% 100%" fo:font-size="12pt" fo:font-style="normal" style:text-underline-style="none" fo:font-weight="normal" officeooo:rsid="00e5746c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use-window-font-color="true" style:text-position="0% 100%" fo:font-size="12pt" fo:font-style="normal" style:text-underline-style="none" fo:font-weight="normal" officeooo:rsid="00e5746c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use-window-font-color="true" style:text-position="0% 100%" fo:font-size="12pt" fo:font-style="normal" style:text-underline-style="none" fo:font-weight="normal" officeooo:rsid="00e69941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use-window-font-color="true" style:text-position="0% 100%" fo:font-size="12pt" fo:font-style="normal" style:text-underline-style="none" fo:font-weight="normal" officeooo:rsid="00e69941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use-window-font-color="true" style:text-position="0% 100%" fo:font-size="12pt" fo:font-style="normal" style:text-underline-style="none" fo:font-weight="normal" officeooo:rsid="00eae062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use-window-font-color="true" style:text-position="0% 100%" fo:font-size="12pt" fo:font-style="normal" style:text-underline-style="none" fo:font-weight="normal" officeooo:rsid="00ea79ce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use-window-font-color="true" style:text-position="0% 100%" fo:font-size="12pt" fo:font-style="normal" style:text-underline-style="none" fo:font-weight="normal" officeooo:rsid="00ec2897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use-window-font-color="true" style:text-position="0% 100%" fo:font-size="12pt" fo:font-style="normal" style:text-underline-style="none" fo:font-weight="normal" officeooo:rsid="00eed65a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use-window-font-color="true" style:text-position="0% 100%" fo:font-size="12pt" fo:font-style="normal" style:text-underline-style="none" fo:font-weight="normal" officeooo:rsid="01069d08" officeooo:paragraph-rsid="00651da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0651da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use-window-font-color="true" style:text-position="0% 100%" fo:font-size="12pt" fo:font-style="normal" style:text-underline-style="none" fo:font-weight="normal" officeooo:rsid="0109562c" officeooo:paragraph-rsid="00651da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use-window-font-color="true" style:text-position="0% 100%" fo:font-size="12pt" fo:font-style="normal" style:text-underline-style="none" fo:font-weight="normal" officeooo:rsid="0109562c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use-window-font-color="true" style:text-position="0% 100%" fo:font-size="12pt" fo:font-style="normal" style:text-underline-style="none" fo:font-weight="normal" officeooo:rsid="010b1ecd" officeooo:paragraph-rsid="00651da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69c0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use-window-font-color="true" style:text-position="0% 100%" fo:font-size="12pt" fo:font-style="normal" style:text-underline-style="none" fo:font-weight="normal" officeooo:rsid="010cfd61" officeooo:paragraph-rsid="00651da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use-window-font-color="true" style:text-position="0% 100%" fo:font-size="12pt" fo:font-style="normal" style:text-underline-style="none" fo:font-weight="normal" officeooo:rsid="0109562c" officeooo:paragraph-rsid="00651da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use-window-font-color="true" style:text-position="0% 100%" fo:font-size="12pt" fo:font-style="normal" style:text-underline-style="none" fo:font-weight="normal" officeooo:rsid="01115e0f" officeooo:paragraph-rsid="00651da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use-window-font-color="true" style:text-position="0% 100%" fo:font-size="12pt" officeooo:rsid="0117252c" officeooo:paragraph-rsid="0076c908" style:font-size-asian="12pt" style:font-size-complex="12pt"/>
    </style:style>
    <style:style style:name="P73" style:family="paragraph" style:parent-style-name="Standard">
      <style:text-properties style:use-window-font-color="true" style:text-position="0% 100%" fo:font-size="12pt" officeooo:rsid="01115e0f" officeooo:paragraph-rsid="0076c908" style:font-size-asian="12pt" style:font-size-complex="12pt"/>
    </style:style>
    <style:style style:name="P74" style:family="paragraph" style:parent-style-name="Standard">
      <style:text-properties style:use-window-font-color="true" style:text-position="0% 100%" fo:font-size="12pt" officeooo:rsid="01115e0f" officeooo:paragraph-rsid="0067e1e3" style:font-size-asian="12pt" style:font-size-complex="12pt"/>
    </style:style>
    <style:style style:name="P75" style:family="paragraph" style:parent-style-name="Standard">
      <style:text-properties style:use-window-font-color="true" style:text-position="0% 100%" fo:font-size="12pt" officeooo:rsid="01190e5e" officeooo:paragraph-rsid="0067e1e3" style:font-size-asian="12pt" style:font-size-complex="12pt"/>
    </style:style>
    <style:style style:name="P76" style:family="paragraph" style:parent-style-name="Standard">
      <style:text-properties style:use-window-font-color="true" style:text-position="0% 100%" fo:font-size="12pt" officeooo:rsid="011a1f85" officeooo:paragraph-rsid="0076c908" style:font-size-asian="12pt" style:font-size-complex="12pt"/>
    </style:style>
    <style:style style:name="P77" style:family="paragraph" style:parent-style-name="Standard">
      <style:text-properties style:use-window-font-color="true" style:text-position="0% 100%" fo:font-size="12pt" officeooo:rsid="011a80d1" officeooo:paragraph-rsid="0076c908" style:font-size-asian="12pt" style:font-size-complex="12pt"/>
    </style:style>
    <style:style style:name="P78" style:family="paragraph" style:parent-style-name="Standard">
      <style:text-properties style:use-window-font-color="true" style:text-position="0% 100%" fo:font-size="12pt" officeooo:rsid="01190e5e" officeooo:paragraph-rsid="0067e1e3" fo:background-color="transparent" style:font-size-asian="12pt" style:font-size-complex="12pt"/>
    </style:style>
    <style:style style:name="P79" style:family="paragraph" style:parent-style-name="Standard">
      <style:text-properties style:text-position="0% 100%" fo:font-size="12pt" officeooo:rsid="0111d26c" officeooo:paragraph-rsid="0067e1e3" style:font-size-asian="12pt" style:font-size-complex="12pt"/>
    </style:style>
    <style:style style:name="P80" style:family="paragraph" style:parent-style-name="Standard">
      <style:text-properties style:text-position="0% 100%" fo:font-size="12pt" officeooo:rsid="01115e0f" officeooo:paragraph-rsid="0076c908" style:font-size-asian="12pt" style:font-size-complex="12pt"/>
    </style:style>
    <style:style style:name="P81" style:family="paragraph" style:parent-style-name="Standard">
      <style:text-properties style:text-position="0% 100%" fo:font-size="12pt" officeooo:rsid="01115e0f" officeooo:paragraph-rsid="00651da8" style:font-size-asian="12pt" style:font-size-complex="12pt"/>
    </style:style>
    <style:style style:name="P82" style:family="paragraph" style:parent-style-name="Standard">
      <style:text-properties style:text-position="0% 100%" fo:font-size="12pt" officeooo:rsid="01162f00" officeooo:paragraph-rsid="0076c908" style:font-size-asian="12pt" style:font-size-complex="12pt"/>
    </style:style>
    <style:style style:name="P83" style:family="paragraph" style:parent-style-name="Standard">
      <style:text-properties style:text-position="0% 100%" fo:font-size="12pt" officeooo:rsid="01162f00" officeooo:paragraph-rsid="0067e1e3" style:font-size-asian="12pt" style:font-size-complex="12pt"/>
    </style:style>
    <style:style style:name="P84" style:family="paragraph" style:parent-style-name="Standard">
      <style:text-properties style:text-position="0% 100%" fo:font-size="12pt" officeooo:rsid="010b1ecd" officeooo:paragraph-rsid="00651da8" style:font-size-asian="12pt" style:font-size-complex="12pt"/>
    </style:style>
    <style:style style:name="P85" style:family="paragraph" style:parent-style-name="Standard">
      <style:text-properties style:text-position="0% 100%" fo:font-size="12pt" officeooo:rsid="010cfd61" officeooo:paragraph-rsid="00651da8" style:font-size-asian="12pt" style:font-size-complex="12pt"/>
    </style:style>
    <style:style style:name="P86" style:family="paragraph" style:parent-style-name="Standard">
      <style:text-properties style:text-position="0% 100%" fo:font-size="12pt" officeooo:rsid="010d5e19" officeooo:paragraph-rsid="00651da8" style:font-size-asian="12pt" style:font-size-complex="12pt"/>
    </style:style>
    <style:style style:name="P87" style:family="paragraph" style:parent-style-name="Standard">
      <style:text-properties style:text-position="0% 100%" fo:font-size="12pt" officeooo:rsid="010ddce0" officeooo:paragraph-rsid="00651da8" style:font-size-asian="12pt" style:font-size-complex="12pt"/>
    </style:style>
    <style:style style:name="P88" style:family="paragraph" style:parent-style-name="Standard">
      <style:text-properties style:text-position="0% 100%" fo:font-size="12pt" officeooo:rsid="010fb14f" officeooo:paragraph-rsid="00651da8" style:font-size-asian="12pt" style:font-size-complex="12pt"/>
    </style:style>
    <style:style style:name="P89" style:family="paragraph" style:parent-style-name="Standard">
      <style:text-properties style:text-position="0% 100%" fo:font-size="12pt" officeooo:rsid="010fb14f" officeooo:paragraph-rsid="0069c0a2" style:font-size-asian="12pt" style:font-size-complex="12pt"/>
    </style:style>
    <style:style style:name="P90" style:family="paragraph" style:parent-style-name="Standard">
      <style:text-properties style:text-position="0% 100%" fo:font-size="12pt" officeooo:rsid="010fb14f" officeooo:paragraph-rsid="00651da8" fo:background-color="transparent" style:font-size-asian="12pt" style:font-size-complex="12pt"/>
    </style:style>
    <style:style style:name="P91" style:family="paragraph" style:parent-style-name="Standard">
      <style:text-properties officeooo:paragraph-rsid="00651da8"/>
    </style:style>
    <style:style style:name="P92" style:family="paragraph" style:parent-style-name="Standard">
      <style:paragraph-properties fo:break-before="page"/>
      <style:text-properties style:use-window-font-color="true" style:text-position="0% 100%" fo:font-size="12pt" officeooo:rsid="0117252c" officeooo:paragraph-rsid="0076c908" style:font-size-asian="12pt" style:font-size-complex="12pt"/>
    </style:style>
    <style:style style:name="P93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54bb37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edcfd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69941" officeooo:paragraph-rsid="0069c0a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ae062" officeooo:paragraph-rsid="0060660c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109562c" officeooo:paragraph-rsid="00651da8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109562c" officeooo:paragraph-rsid="0069c0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break-before="page"/>
      <style:text-properties style:text-position="0% 100%" fo:font-size="12pt" officeooo:rsid="010fb14f" officeooo:paragraph-rsid="00651da8" style:font-size-asian="12pt" style:font-size-complex="12pt"/>
    </style:style>
    <style:style style:name="P100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aad273"/>
    </style:style>
    <style:style style:name="T3" style:family="text">
      <style:text-properties style:text-position="sub 58%" officeooo:rsid="00ab6926"/>
    </style:style>
    <style:style style:name="T4" style:family="text">
      <style:text-properties style:text-position="sub 58%" officeooo:rsid="00aea3a0"/>
    </style:style>
    <style:style style:name="T5" style:family="text">
      <style:text-properties style:text-position="sub 58%" officeooo:rsid="00b5b96d"/>
    </style:style>
    <style:style style:name="T6" style:family="text">
      <style:text-properties style:text-position="sub 58%" officeooo:rsid="00b77ee1"/>
    </style:style>
    <style:style style:name="T7" style:family="text">
      <style:text-properties style:text-position="sub 58%" officeooo:rsid="00ba391c"/>
    </style:style>
    <style:style style:name="T8" style:family="text">
      <style:text-properties style:text-position="sub 58%" officeooo:rsid="0117252c"/>
    </style:style>
    <style:style style:name="T9" style:family="text">
      <style:text-properties style:text-position="sub 58%" officeooo:rsid="00d3d41e"/>
    </style:style>
    <style:style style:name="T10" style:family="text">
      <style:text-properties style:text-position="sub 58%" officeooo:rsid="00cc25bc"/>
    </style:style>
    <style:style style:name="T11" style:family="text">
      <style:text-properties style:text-position="sub 58%" officeooo:rsid="00dedcfd"/>
    </style:style>
    <style:style style:name="T12" style:family="text">
      <style:text-properties style:text-position="sub 58%" officeooo:rsid="00e3d139"/>
    </style:style>
    <style:style style:name="T13" style:family="text">
      <style:text-properties style:text-position="sub 58%" officeooo:rsid="00e69941"/>
    </style:style>
    <style:style style:name="T14" style:family="text">
      <style:text-properties style:text-position="sub 58%" officeooo:rsid="00e5746c"/>
    </style:style>
    <style:style style:name="T15" style:family="text">
      <style:text-properties style:text-position="sub 58%" officeooo:rsid="00f7aa6c"/>
    </style:style>
    <style:style style:name="T16" style:family="text">
      <style:text-properties style:text-position="sub 58%" officeooo:rsid="00ea79ce"/>
    </style:style>
    <style:style style:name="T17" style:family="text">
      <style:text-properties style:text-position="sub 58%" officeooo:rsid="01069d08"/>
    </style:style>
    <style:style style:name="T18" style:family="text">
      <style:text-properties style:text-position="sub 58%" officeooo:rsid="0109562c"/>
    </style:style>
    <style:style style:name="T19" style:family="text">
      <style:text-properties style:text-position="sub 58%" fo:font-size="12pt" officeooo:rsid="010b1ecd" style:font-size-asian="12pt" style:font-size-complex="12pt"/>
    </style:style>
    <style:style style:name="T20" style:family="text">
      <style:text-properties style:text-position="sub 58%" fo:font-size="12pt" officeooo:rsid="010d5e19" style:font-size-asian="12pt" style:font-size-complex="12pt"/>
    </style:style>
    <style:style style:name="T21" style:family="text">
      <style:text-properties style:text-position="sub 58%" fo:font-size="10pt" officeooo:rsid="010cfd61" style:font-size-asian="10pt" style:font-size-complex="10pt"/>
    </style:style>
    <style:style style:name="T22" style:family="text">
      <style:text-properties fo:color="#999999" officeooo:rsid="01190e5e"/>
    </style:style>
    <style:style style:name="T23" style:family="text">
      <style:text-properties fo:color="#999999" officeooo:rsid="011a1f85"/>
    </style:style>
    <style:style style:name="T24" style:family="text">
      <style:text-properties fo:color="#999999" officeooo:rsid="00ea79ce"/>
    </style:style>
    <style:style style:name="T25" style:family="text">
      <style:text-properties fo:color="#999999" officeooo:rsid="00eae062"/>
    </style:style>
    <style:style style:name="T26" style:family="text">
      <style:text-properties style:text-position="super 58%" officeooo:rsid="00dbad92"/>
    </style:style>
    <style:style style:name="T27" style:family="text">
      <style:text-properties style:text-position="super 58%" officeooo:rsid="00f7aa6c"/>
    </style:style>
    <style:style style:name="T28" style:family="text">
      <style:text-properties style:text-position="super 58%" officeooo:rsid="00e69941"/>
    </style:style>
    <style:style style:name="T29" style:family="text">
      <style:text-properties style:text-position="super 58%" officeooo:rsid="01069d08"/>
    </style:style>
    <style:style style:name="T30" style:family="text">
      <style:text-properties officeooo:rsid="006250a6"/>
    </style:style>
    <style:style style:name="T31" style:family="text">
      <style:text-properties style:text-position="0% 100%" fo:font-size="12pt" officeooo:rsid="010b1ecd" style:font-size-asian="12pt" style:font-size-complex="12pt"/>
    </style:style>
    <style:style style:name="T32" style:family="text">
      <style:text-properties style:text-position="0% 100%" fo:font-size="12pt" officeooo:rsid="010cfd61" style:font-size-asian="12pt" style:font-size-complex="12pt"/>
    </style:style>
    <style:style style:name="T33" style:family="text">
      <style:text-properties style:text-position="0% 100%" fo:font-size="12pt" officeooo:rsid="010d5e19" style:font-size-asian="12pt" style:font-size-complex="12pt"/>
    </style:style>
    <style:style style:name="T34" style:family="text">
      <style:text-properties style:text-position="0% 100%" fo:font-size="10pt" officeooo:rsid="010cfd61" style:font-size-asian="10pt" style:font-size-complex="10pt"/>
    </style:style>
    <style:style style:name="T35" style:family="text">
      <style:text-properties officeooo:rsid="00cc25bc" style:text-overline-style="solid" style:text-overline-width="auto" style:text-overline-color="font-color"/>
    </style:style>
    <style:style style:name="T36" style:family="text">
      <style:text-properties officeooo:rsid="0067e1e3"/>
    </style:style>
    <style:style style:name="T37" style:family="text">
      <style:text-properties officeooo:rsid="006abc06"/>
    </style:style>
    <style:style style:name="T38" style:family="text">
      <style:text-properties officeooo:rsid="005f3803"/>
    </style:style>
    <style:style style:name="T39" style:family="text">
      <style:text-properties style:use-window-font-color="true" style:text-position="0% 100%" fo:font-size="12pt" fo:font-style="normal" style:text-underline-style="none" fo:font-weight="normal" officeooo:rsid="00c0d027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use-window-font-color="true" style:text-position="0% 100%" fo:font-size="12pt" fo:font-style="normal" style:text-underline-style="none" fo:font-weight="normal" officeooo:rsid="00e6994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use-window-font-color="true" style:text-position="0% 100%" fo:font-size="12pt" fo:font-style="normal" style:text-underline-style="none" fo:font-weight="normal" officeooo:rsid="00f0601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use-window-font-color="true" officeooo:rsid="01190e5e"/>
    </style:style>
    <style:style style:name="T43" style:family="text">
      <style:text-properties officeooo:rsid="00aad273"/>
    </style:style>
    <style:style style:name="T44" style:family="text">
      <style:text-properties officeooo:rsid="00ab6926"/>
    </style:style>
    <style:style style:name="T45" style:family="text">
      <style:text-properties officeooo:rsid="00aea3a0"/>
    </style:style>
    <style:style style:name="T46" style:family="text">
      <style:text-properties officeooo:rsid="00b5b96d"/>
    </style:style>
    <style:style style:name="T47" style:family="text">
      <style:text-properties officeooo:rsid="00b77ee1"/>
    </style:style>
    <style:style style:name="T48" style:family="text">
      <style:text-properties officeooo:rsid="006bcb73"/>
    </style:style>
    <style:style style:name="T49" style:family="text">
      <style:text-properties officeooo:rsid="00ba391c"/>
    </style:style>
    <style:style style:name="T50" style:family="text">
      <style:text-properties officeooo:rsid="00bd5580"/>
    </style:style>
    <style:style style:name="T51" style:family="text">
      <style:text-properties officeooo:rsid="0111d26c"/>
    </style:style>
    <style:style style:name="T52" style:family="text">
      <style:text-properties officeooo:rsid="01144605"/>
    </style:style>
    <style:style style:name="T53" style:family="text">
      <style:text-properties officeooo:rsid="01147609"/>
    </style:style>
    <style:style style:name="T54" style:family="text">
      <style:text-properties officeooo:rsid="01162f00"/>
    </style:style>
    <style:style style:name="T55" style:family="text">
      <style:text-properties officeooo:rsid="0117252c"/>
    </style:style>
    <style:style style:name="T56" style:family="text">
      <style:text-properties fo:font-style="italic" officeooo:rsid="0117252c" style:font-style-asian="italic" style:font-style-complex="italic"/>
    </style:style>
    <style:style style:name="T57" style:family="text">
      <style:text-properties officeooo:rsid="01190e5e"/>
    </style:style>
    <style:style style:name="T58" style:family="text">
      <style:text-properties officeooo:rsid="011a1f85"/>
    </style:style>
    <style:style style:name="T59" style:family="text">
      <style:text-properties officeooo:rsid="011a80d1"/>
    </style:style>
    <style:style style:name="T60" style:family="text">
      <style:text-properties officeooo:rsid="00d3d41e"/>
    </style:style>
    <style:style style:name="T61" style:family="text">
      <style:text-properties officeooo:rsid="006cb902"/>
    </style:style>
    <style:style style:name="T62" style:family="text">
      <style:text-properties officeooo:rsid="00cc25bc"/>
    </style:style>
    <style:style style:name="T63" style:family="text">
      <style:text-properties officeooo:rsid="00cc25bc" style:text-overline-style="none" style:text-overline-color="font-color"/>
    </style:style>
    <style:style style:name="T64" style:family="text">
      <style:text-properties officeooo:rsid="00cd3ebc"/>
    </style:style>
    <style:style style:name="T65" style:family="text">
      <style:text-properties officeooo:rsid="00cd774d"/>
    </style:style>
    <style:style style:name="T66" style:family="text">
      <style:text-properties officeooo:rsid="00dbad92"/>
    </style:style>
    <style:style style:name="T67" style:family="text">
      <style:text-properties officeooo:rsid="00dbb49f"/>
    </style:style>
    <style:style style:name="T68" style:family="text">
      <style:text-properties officeooo:rsid="006f8a7f"/>
    </style:style>
    <style:style style:name="T69" style:family="text">
      <style:text-properties officeooo:rsid="00dedcfd"/>
    </style:style>
    <style:style style:name="T70" style:family="text">
      <style:text-properties officeooo:rsid="0069c0a2"/>
    </style:style>
    <style:style style:name="T71" style:family="text">
      <style:text-properties officeooo:rsid="00e3d139"/>
    </style:style>
    <style:style style:name="T72" style:family="text">
      <style:text-properties officeooo:rsid="00e69941"/>
    </style:style>
    <style:style style:name="T73" style:family="text">
      <style:text-properties officeooo:rsid="00e5746c"/>
    </style:style>
    <style:style style:name="T74" style:family="text">
      <style:text-properties officeooo:rsid="00f7aa6c"/>
    </style:style>
    <style:style style:name="T75" style:family="text">
      <style:text-properties officeooo:rsid="00f835af"/>
    </style:style>
    <style:style style:name="T76" style:family="text">
      <style:text-properties officeooo:rsid="00ea79ce"/>
    </style:style>
    <style:style style:name="T77" style:family="text">
      <style:text-properties officeooo:rsid="00eae062"/>
    </style:style>
    <style:style style:name="T78" style:family="text">
      <style:text-properties officeooo:rsid="00ec2897"/>
    </style:style>
    <style:style style:name="T79" style:family="text">
      <style:text-properties officeooo:rsid="00eed65a"/>
    </style:style>
    <style:style style:name="T80" style:family="text">
      <style:text-properties officeooo:rsid="00f0601b"/>
    </style:style>
    <style:style style:name="T81" style:family="text">
      <style:text-properties officeooo:rsid="00eed65a" fo:background-color="transparent"/>
    </style:style>
    <style:style style:name="T82" style:family="text">
      <style:text-properties officeooo:rsid="01069d08" fo:background-color="transparent"/>
    </style:style>
    <style:style style:name="T83" style:family="text">
      <style:text-properties officeooo:rsid="0069c0a2" fo:background-color="transparent"/>
    </style:style>
    <style:style style:name="T84" style:family="text">
      <style:text-properties officeooo:rsid="01069d08"/>
    </style:style>
    <style:style style:name="T85" style:family="text">
      <style:text-properties officeooo:rsid="01071cc1"/>
    </style:style>
    <style:style style:name="T86" style:family="text">
      <style:text-properties fo:font-size="8pt" officeooo:rsid="01071cc1" style:font-size-asian="8pt" style:font-size-complex="8pt"/>
    </style:style>
    <style:style style:name="T87" style:family="text">
      <style:text-properties officeooo:rsid="0109562c"/>
    </style:style>
    <style:style style:name="T88" style:family="text">
      <style:text-properties officeooo:rsid="010b1ecd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officeooo:rsid="010b1ecd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svg:stroke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draw:fill="none" draw:textarea-horizontal-align="justify" draw:textarea-vertical-align="middle" draw:auto-grow-height="fals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9cm" draw:fill="none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19cm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phics76" text:anchor-type="paragraph" svg:x="12.294cm" svg:y="0.995cm" svg:width="5.311cm" svg:height="16.581cm" draw:z-index="9"><draw:image xlink:href="Pictures/2000011B000014BF000040C5C44780DA.svm" xlink:type="simple" xlink:show="embed" xlink:actuate="onLoad"/></draw:frame>Sammanfattning av modul <text:span text:style-name="T36">5</text:span></text:h>
      <text:p text:style-name="P2"/>
      <text:p text:style-name="P5">En graf</text:p>
      <text:p text:style-name="P5"><text:span text:style-name="T37"/></text:p>
      <text:p text:style-name="P5"><text:tab/>“Teoretisk”, abstrakt</text:p>
      <text:p text:style-name="P5"/>
      <text:p text:style-name="P5"><text:tab/>G = (V, E)</text:p>
      <text:p text:style-name="P5"/>
      <text:p text:style-name="P5"/>
      <text:p text:style-name="P5"><text:tab/>V — En ändlig mängd, hörn (noder, vertex)</text:p>
      <text:p text:style-name="P7"><text:tab/><text:tab/>(en. node, vertex (pluralis: vertices)).</text:p>
      <text:p text:style-name="P5"/>
      <text:p text:style-name="P5"><text:tab/>E — En mängd av 2-delmängder till V, kanter</text:p>
      <text:p text:style-name="P5"><text:tab/><text:tab/>(<text:span text:style-name="T38">en. </text:span>edge), (par av olika hörn).</text:p>
      <text:p text:style-name="P5"><draw:line text:anchor-type="paragraph" draw:z-index="0" draw:style-name="gr1" draw:text-style-name="P100" svg:x1="7.193cm" svg:y1="1.38cm" svg:x2="6.532cm" svg:y2="0.136cm"><text:p/></draw:line></text:p>
      <text:p text:style-name="P5"/>
      <text:p text:style-name="P5"/>
      <text:p text:style-name="P5"><text:tab/><text:tab/><text:tab/><text:tab/>De hörnen är då grannar.</text:p>
      <text:p text:style-name="P8"/>
      <text:p text:style-name="P5"><text:span text:style-name="T37"/></text:p>
      <text:p text:style-name="P9">“Praktiskt”</text:p>
      <text:p text:style-name="P9"><draw:frame draw:style-name="fr1" draw:name="graphics77" text:anchor-type="paragraph" svg:x="1.051cm" svg:y="0.344cm" svg:width="5.115cm" svg:height="4.057cm" draw:z-index="1"><draw:image xlink:href="Pictures/20000055000013FB00000FD959D8EF93.svm" xlink:type="simple" xlink:show="embed" xlink:actuate="onLoad"/></draw:frame></text:p>
      <text:p text:style-name="P9"><draw:line text:anchor-type="paragraph" draw:z-index="7" draw:style-name="gr2" draw:text-style-name="P100" svg:x1="11.453cm" svg:y1="0.744cm" svg:x2="14.205cm" svg:y2="0.395cm"><text:p/></draw:line></text:p>
      <text:p text:style-name="P5"><text:span text:style-name="T37"><text:tab/><text:tab/><text:tab/><text:tab/><text:tab/><text:tab/><text:tab/>hörn, V ∈ D</text:span></text:p>
      <text:p text:style-name="P9"/>
      <text:p text:style-name="P9"/>
      <text:p text:style-name="P9"/>
      <text:p text:style-name="P5"><draw:line text:anchor-type="paragraph" draw:z-index="8" draw:style-name="gr2" draw:text-style-name="P100" svg:x1="11.718cm" svg:y1="0.175cm" svg:x2="13.649cm" svg:y2="0.678cm"><text:p/></draw:line><text:span text:style-name="T36"><text:tab/><text:tab/><text:tab/><text:tab/><text:tab/><text:tab/><text:tab/></text:span><text:span text:style-name="T37">kant, E ∋ CB</text:span></text:p>
      <text:p text:style-name="P9"/>
      <text:p text:style-name="P9"/>
      <text:p text:style-name="P9"/>
      <text:p text:style-name="P4"><draw:line text:anchor-type="paragraph" draw:z-index="2" draw:style-name="gr1" draw:text-style-name="P100" svg:x1="2.087cm" svg:y1="0.48cm" svg:x2="4.892cm" svg:y2="1.23cm"><text:p/></draw:line><draw:line text:anchor-type="paragraph" draw:z-index="3" draw:style-name="gr1" draw:text-style-name="P100" svg:x1="3.542cm" svg:y1="0.48cm" svg:x2="4.891cm" svg:y2="2.57cm"><text:p/></draw:line><text:tab/>Enkla, oriktade grafer</text:p>
      <text:p text:style-name="P4"><draw:frame draw:style-name="fr1" draw:name="graphics78" text:anchor-type="paragraph" svg:x="6.484cm" svg:y="0.141cm" svg:width="1.658cm" svg:height="1.235cm" draw:z-index="4"><draw:image xlink:href="Pictures/200000130000067A000004D34F9922B9.svm" xlink:type="simple" xlink:show="embed" xlink:actuate="onLoad"/></draw:frame><draw:frame draw:style-name="fr1" draw:name="graphics79" text:anchor-type="paragraph" svg:x="9.146cm" svg:y="0.141cm" svg:width="1.658cm" svg:height="1.235cm" draw:z-index="5"><draw:image xlink:href="Pictures/200000130000067A000004D3FF2AA511.svm" xlink:type="simple" xlink:show="embed" xlink:actuate="onLoad"/></draw:frame></text:p>
      <text:p text:style-name="P4"><text:tab/><text:tab/><text:tab/><text:tab/>Inga:</text:p>
      <text:p text:style-name="P4"/>
      <text:p text:style-name="P4"><draw:frame draw:style-name="fr1" draw:name="graphics80" text:anchor-type="paragraph" svg:x="6.466cm" svg:y="0.459cm" svg:width="3.175cm" svg:height="1.94cm" draw:z-index="6"><draw:image xlink:href="Pictures/2000002500000C67000007941596C36A.svm" xlink:type="simple" xlink:show="embed" xlink:actuate="onLoad"/></draw:frame></text:p>
      <text:p text:style-name="P4"><text:tab/><text:tab/><text:tab/><text:tab/>Inte:</text:p>
      <text:p text:style-name="P4"><text:span text:style-name="T30"/></text:p>
      <text:p text:style-name="P36">Varianter av grafer:</text:p>
      <text:p text:style-name="P4"/>
      <text:p text:style-name="P4"><text:tab/>Oändlig mängder (hörn)</text:p>
      <text:p text:style-name="P4"/>
      <text:p text:style-name="P4"><text:tab/>Riktade kanter</text:p>
      <text:p text:style-name="P4"/>
      <text:p text:style-name="P4"><text:tab/>Viktade kanter</text:p>
      <text:p text:style-name="P4"/>
      <text:p text:style-name="P4"><text:tab/>Öglor</text:p>
      <text:p text:style-name="P4"/>
      <text:p text:style-name="P4"><text:span text:style-name="T30"><text:tab/>Multipla kanter</text:span></text:p>
      <text:p text:style-name="P4"><text:span text:style-name="T30"/></text:p>
      <text:p text:style-name="P4"><text:span text:style-name="T30"/></text:p>
      <text:p text:style-name="P11">Standardnamn för vissa grafer:</text:p>
      <text:p text:style-name="P11"/>
      <text:p text:style-name="P12"><text:span text:style-name="T43"><text:tab/>K</text:span><text:span text:style-name="T2">n</text:span><text:span text:style-name="T43">, fullständiga grafen med n hörn,<text:tab/><text:tab/>n ≥ 1</text:span></text:p>
      <text:p text:style-name="P10"><text:span text:style-name="T30"><text:tab/>Alla möjliga kanter finns.</text:span></text:p>
      <text:p text:style-name="P10"><text:span text:style-name="T30"/></text:p>
      <text:p text:style-name="P10"><text:span text:style-name="T44"><text:tab/>C</text:span><text:span text:style-name="T3">n</text:span><text:span text:style-name="T44">, cykliska grafen med n hörn,<text:tab/><text:tab/>n ≥ 3</text:span></text:p>
      <text:p text:style-name="P10"><text:span text:style-name="T44"/></text:p>
      <text:p text:style-name="P12"><text:span text:style-name="T44"><text:tab/>K</text:span><text:span text:style-name="T3">m,n</text:span><text:span text:style-name="T44">, fullständiga bipartita grafen,<text:tab/><text:tab/>m, n ≥ 1</text:span></text:p>
      <text:p text:style-name="P13"><text:span text:style-name="T36"><text:tab/>G = (A ⊔ B , E = {ab : a ∈ A, b ∈ B})</text:span></text:p>
      <text:p text:style-name="P13"><text:span text:style-name="T36"/></text:p>
      <text:p text:style-name="P13"><text:span text:style-name="T36"/></text:p>
      <text:p text:style-name="P15"/>
      <text:p text:style-name="P15"><text:span text:style-name="T36">Grannlista för en graf:</text:span></text:p>
      <text:p text:style-name="P15"/>
      <text:p text:style-name="P16"><draw:frame draw:style-name="fr1" draw:name="graphics140" text:anchor-type="paragraph" svg:x="1.192cm" svg:y="0cm" svg:width="3.669cm" svg:height="3.351cm" draw:z-index="16"><draw:image xlink:href="Pictures/2000004900000E5500000D17F828FFF2.svm" xlink:type="simple" xlink:show="embed" xlink:actuate="onLoad"/></draw:frame><text:tab/><text:tab/><text:tab/><text:tab/><text:tab/>a<text:tab/>b<text:tab/>c<text:tab/>d</text:p>
      <text:p text:style-name="P16"><draw:line text:anchor-type="paragraph" draw:z-index="11" draw:style-name="gr1" draw:text-style-name="P100" svg:x1="6.142cm" svg:y1="0.007cm" svg:x2="10.428cm" svg:y2="0.007cm"><text:p/></draw:line><text:tab/><text:tab/><text:tab/><text:tab/><text:tab/>b<text:tab/>a<text:tab/>b<text:tab/>a</text:p>
      <text:p text:style-name="P16"><text:tab/><text:tab/><text:tab/><text:tab/><text:tab/>d<text:tab/>c<text:tab/><text:tab/>b</text:p>
      <text:p text:style-name="P16"><text:tab/><text:tab/><text:tab/><text:tab/><text:tab/><text:tab/>d</text:p>
      <text:p text:style-name="P16"/>
      <text:p text:style-name="P16"/>
      <text:p text:style-name="P16"/>
      <text:p text:style-name="P16"/>
      <text:p text:style-name="P16"/>
      <text:p text:style-name="P16"><text:span text:style-name="T36">Grannmatris för samma graf:</text:span></text:p>
      <text:p text:style-name="P16"><text:span text:style-name="T36"/></text:p>
      <text:p text:style-name="P16"><text:tab/> <text:s text:c="5"/>a b c d</text:p>
      <text:p text:style-name="P16"><draw:custom-shape text:anchor-type="paragraph" draw:z-index="12" draw:style-name="gr3" draw:text-style-name="P100" svg:width="1.906cm" svg:height="2.197cm" svg:x="1.849cm" svg:y="0.413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<text:p text:style-name="P16"><text:tab/>a <text:s text:c="3"/>0 1 0 1<text:tab/><text:tab/>För enkel oriktad:</text:p>
      <text:p text:style-name="P16"><text:tab/>b <text:s text:c="3"/>1 0 1 1<text:tab/><text:tab/><text:tab/>Symmetrisk 0/1-matris,<text:span text:style-name="T38"><text:tab/></text:span></text:p>
      <text:p text:style-name="P16"><text:tab/>c <text:s text:c="3"/>0 1 0 0<text:tab/><text:tab/><text:tab/>0:or på diagonalen.</text:p>
      <text:p text:style-name="P16"><text:tab/>d <text:s text:c="3"/>1 1 0 0</text:p>
      <text:p text:style-name="P13"><draw:custom-shape text:anchor-type="paragraph" draw:z-index="13" draw:style-name="gr3" draw:text-style-name="P100" svg:width="0.227cm" svg:height="1.137cm" svg:x="5.997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6"><text:tab/><text:tab/><text:tab/><text:tab/></text:span><text:span text:style-name="T45">a</text:span><text:span text:style-name="T4">ij</text:span><text:span text:style-name="T45"> = </text:span><text:span text:style-name="T45"><draw:frame draw:style-name="fr4" draw:name="Object219" text:anchor-type="as-char" svg:width="3.209cm" svg:height="1.057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7"><text:span text:style-name="T36">I</text:span>ncidentmatris<text:span text:style-name="T36">:</text:span></text:p>
      <text:p text:style-name="P16"><draw:frame draw:style-name="fr1" draw:name="graphics88" text:anchor-type="paragraph" svg:x="1.139cm" svg:y="0.161cm" svg:width="3.669cm" svg:height="3.351cm" draw:z-index="14"><draw:image xlink:href="Pictures/2000005500000E5500000D17036C7189.svm" xlink:type="simple" xlink:show="embed" xlink:actuate="onLoad"/></draw:frame><text:tab/><text:tab/><text:tab/><text:tab/><text:tab/><text:tab/> <text:s text:c="5"/>1 <text:s/>2 <text:s/>3</text:p>
      <text:p text:style-name="P16"><draw:custom-shape text:anchor-type="paragraph" draw:z-index="15" draw:style-name="gr3" draw:text-style-name="P100" svg:width="1.906cm" svg:height="2.197cm" svg:x="8.04cm" svg:y="0.38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<text:p text:style-name="P16"><text:tab/><text:tab/><text:tab/><text:tab/><text:tab/><text:tab/>a <text:s text:c="3"/>1 <text:s/>0 <text:s/>0</text:p>
      <text:p text:style-name="P16"><text:tab/><text:tab/><text:tab/><text:tab/><text:tab/><text:tab/>b <text:s text:c="3"/>0 <text:s/>1 <text:s/>1</text:p>
      <text:p text:style-name="P16"><text:tab/><text:tab/><text:tab/><text:tab/><text:tab/><text:tab/>c <text:s text:c="3"/>0 <text:s/>0 <text:s/>1</text:p>
      <text:p text:style-name="P16"><text:tab/><text:tab/><text:tab/><text:tab/><text:tab/><text:tab/>d <text:s text:c="3"/>1 <text:s/>1 <text:s/>0</text:p>
      <text:p text:style-name="P14"><text:span text:style-name="T36"/></text:p>
      <text:p text:style-name="P14"><text:span text:style-name="T36"/></text:p>
      <text:p text:style-name="P14"><text:span text:style-name="T36"/></text:p>
      <text:p text:style-name="P20">Isomorfi mellan grafer (“strukturlikhet”)</text:p>
      <text:p text:style-name="P20"/>
      <text:p text:style-name="P17"><text:span text:style-name="T46"><text:tab/>G</text:span><text:span text:style-name="T5">1</text:span><text:span text:style-name="T46"> = (V</text:span><text:span text:style-name="T5">1</text:span><text:span text:style-name="T46">, E</text:span><text:span text:style-name="T5">1</text:span><text:span text:style-name="T46">)<text:tab/>är isomor</text:span><text:span text:style-name="T38">f</text:span><text:span text:style-name="T46">isk med</text:span></text:p>
      <text:p text:style-name="P17"><text:span text:style-name="T46"><text:tab/>G</text:span><text:span text:style-name="T5">2</text:span><text:span text:style-name="T46"> = (V</text:span><text:span text:style-name="T5">2</text:span><text:span text:style-name="T46">, E</text:span><text:span text:style-name="T5">2</text:span><text:span text:style-name="T46">)<text:tab/>betyder att det finns en bijektion ϕ : V</text:span><text:span text:style-name="T5">1</text:span><text:span text:style-name="T46"> → V</text:span><text:span text:style-name="T5">2</text:span><text:span text:style-name="T46"> så att</text:span></text:p>
      <text:p text:style-name="P20"/>
      <text:p text:style-name="P17"><text:span text:style-name="T46"><text:tab/><text:tab/><text:tab/>{x, y} ∈ E</text:span><text:span text:style-name="T5">1</text:span><text:span text:style-name="T46"> <text:s/>⇔ <text:s/>{ϕ(x), ϕ(y)} ∈ E</text:span><text:span text:style-name="T5">2</text:span></text:p>
      <text:p text:style-name="P20"/>
      <text:p text:style-name="P20"><text:tab/>Exempel:</text:p>
      <text:p text:style-name="P20"><draw:frame draw:style-name="fr1" draw:name="graphics97" text:anchor-type="paragraph" svg:x="10.982cm" svg:y="0.406cm" svg:width="3.669cm" svg:height="3.351cm" draw:z-index="19"><draw:image xlink:href="Pictures/2000004F00000E5500000D172A2DDEBC.svm" xlink:type="simple" xlink:show="embed" xlink:actuate="onLoad"/></draw:frame></text:p>
      <text:p text:style-name="P17"><draw:frame draw:style-name="fr1" draw:name="graphics96" text:anchor-type="paragraph" svg:x="3.891cm" svg:y="0.018cm" svg:width="3.669cm" svg:height="3.351cm" draw:z-index="18"><draw:image xlink:href="Pictures/2000004F00000E5500000D17816E1E77.svm" xlink:type="simple" xlink:show="embed" xlink:actuate="onLoad"/></draw:frame><text:span text:style-name="T46"><text:tab/><text:tab/>G</text:span><text:span text:style-name="T5">1</text:span><text:span text:style-name="T46">:<text:tab/><text:tab/><text:tab/><text:tab/><text:tab/>och<text:tab/>G</text:span><text:span text:style-name="T5">2</text:span><text:span text:style-name="T46">: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pan text:style-name="T46"><text:tab/><text:tab/>är isomorfa med isomorfi <text:s/></text:span><text:span text:style-name="T46"><draw:frame draw:style-name="fr5" draw:name="Object257" text:anchor-type="as-char" svg:width="3.544cm" svg:height="1.166cm" draw:z-index="1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6">.</text:span></text:p>
      <text:p text:style-name="P20"/>
      <text:p text:style-name="P20"/>
      <text:p text:style-name="P20"/>
      <text:p text:style-name="P17"><text:span text:style-name="T47">Valensen (graden) för ett hörn v </text:span><text:span text:style-name="T46">∈</text:span><text:span text:style-name="T47"> V:</text:span></text:p>
      <text:p text:style-name="P19"/>
      <text:p text:style-name="P19"><text:tab/>δ(v) = antalet kanter <text:span text:style-name="T48">d</text:span>är v ingår, (öglor räknas dubbelt).</text:p>
      <text:p text:style-name="P19"/>
      <text:p text:style-name="P19"/>
      <text:p text:style-name="P19"/>
      <text:p text:style-name="P18"><text:span text:style-name="T36">En graf är n-reguljär om alla hörn har valens n.</text:span></text:p>
      <text:p text:style-name="P18"><text:span text:style-name="T36"/></text:p>
      <text:p text:style-name="P18">K<text:span text:style-name="T1">n</text:span> <text:s/>är <text:s/>(n − 1)-reguljär</text:p>
      <text:p text:style-name="P17"><text:span text:style-name="T47">C</text:span><text:span text:style-name="T6">n</text:span><text:span text:style-name="T47"> <text:s/>är <text:s/>2-reguljär</text:span></text:p>
      <text:p text:style-name="P19"><text:span text:style-name="T47"/></text:p>
      <text:p text:style-name="P38">Sats:</text:p>
      <text:p text:style-name="P17"><text:span text:style-name="T47"><text:tab/></text:span><text:span text:style-name="T47"><draw:frame draw:style-name="fr5" draw:name="Object258" text:anchor-type="as-char" svg:width="3.112cm" svg:height="0.873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9"/>
      <text:p text:style-name="P19"/>
      <text:p text:style-name="P19"/>
      <text:p text:style-name="P19">Följdsats:</text:p>
      <text:p text:style-name="P19"><text:tab/>Antalet udda hörn (det vill säga hörn med udda v<text:span text:style-name="T38">a</text:span>lens) är jämnt.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22">Namn för olika kantföljder i en graf:</text:p>
      <text:p text:style-name="P22"/>
      <text:p text:style-name="P22"><text:span text:style-name="T49"><text:tab/>Vandring<text:tab/>(en. walk)<text:tab/><text:tab/>Från </text:span><text:span text:style-name="T38">h</text:span><text:span text:style-name="T49">örn till grannhörn. {v</text:span><text:span text:style-name="T7">i</text:span><text:span text:style-name="T49">, v</text:span><text:span text:style-name="T7">i + 1</text:span><text:span text:style-name="T49">} </text:span><text:span text:style-name="T46">∈</text:span><text:span text:style-name="T49"> E, v</text:span><text:span text:style-name="T7">i</text:span><text:span text:style-name="T49"> </text:span><text:span text:style-name="T46">∈</text:span><text:span text:style-name="T49"> V.</text:span></text:p>
      <text:p text:style-name="P23"><draw:frame draw:style-name="fr1" draw:name="graphics98" text:anchor-type="paragraph" svg:x="3.627cm" svg:y="0.4cm" svg:width="9.172cm" svg:height="2.999cm" draw:z-index="21"><draw:image xlink:href="Pictures/2000005B000023D400000BB7689F403A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Väg<text:tab/><text:tab/>(en. trail)<text:tab/><text:tab/>Vandring utan upprepade kanter.</text:p>
      <text:p text:style-name="P23"><draw:frame draw:style-name="fr1" draw:name="graphics99" text:anchor-type="paragraph" svg:x="3.574cm" svg:y="0.22cm" svg:width="9.172cm" svg:height="2.999cm" draw:z-index="22"><draw:image xlink:href="Pictures/2000006D000023D400000BB76899533B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<text:span text:style-name="T49"><text:tab/>Krets<text:tab/><text:tab/>(en. circuit)<text:tab/><text:tab/>Sluten väg,<text:tab/>v</text:span><text:span text:style-name="T7">1</text:span><text:span text:style-name="T49"> = v</text:span><text:span text:style-name="T7">k</text:span></text:p>
      <text:p text:style-name="P23"><draw:frame draw:style-name="fr1" draw:name="graphics100" text:anchor-type="paragraph" svg:x="3.618cm" svg:y="0.397cm" svg:width="5.644cm" svg:height="4.233cm" draw:z-index="23"><draw:image xlink:href="Pictures/200000790000160C00001089CF874F7D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text:tab/>Stig<text:tab/><text:tab/>(en. path)<text:tab/><text:tab/>Väg utan upprepade hörn</text:p>
      <text:p text:style-name="P23"><draw:frame draw:style-name="fr1" draw:name="graphics101" text:anchor-type="paragraph" svg:x="3.415cm" svg:y="0.397cm" svg:width="9.172cm" svg:height="2.999cm" draw:z-index="24"><draw:image xlink:href="Pictures/2000004F000023D400000BB7B8B9F123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Cykel<text:tab/><text:tab/>(en. cycle)<text:tab/><text:tab/>Slut<text:span text:style-name="T38">e</text:span>n stig</text:p>
      <text:p text:style-name="P23"><draw:frame draw:style-name="fr1" draw:name="graphics102" text:anchor-type="paragraph" svg:x="3.194cm" svg:y="0.318cm" svg:width="4.586cm" svg:height="2.999cm" draw:z-index="25"><draw:image xlink:href="Pictures/2000005B000011EA00000BB79DFDB025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text:tab/>En graf är sammanhängande omm varje par hörn kan</text:p>
      <text:p text:style-name="P21"><text:tab/>förbindas med en vandring, väg eller stig.</text:p>
      <text:p text:style-name="P21"/>
      <text:p text:style-name="P21"/>
      <text:p text:style-name="P21"/>
      <text:p text:style-name="P21">Relationen mellan hörn och att kunna förbindas är en ekvivalensrelation.</text:p>
      <text:p text:style-name="P21">Ekvivalens klasser: grafens komponenter</text:p>
      <text:p text:style-name="P21"/>
      <text:p text:style-name="P21"><draw:frame draw:style-name="fr1" draw:name="graphics103" text:anchor-type="paragraph" svg:x="1.607cm" svg:y="0.176cm" svg:width="8.29cm" svg:height="4.763cm" draw:z-index="26"><draw:image xlink:href="Pictures/2000006D000020620000129BECB01C4E.svm" xlink:type="simple" xlink:show="embed" xlink:actuate="onLoad"/></draw:frame></text:p>
      <text:p text:style-name="P24"><draw:line text:anchor-type="paragraph" draw:z-index="27" draw:style-name="gr4" draw:text-style-name="P100" svg:x1="12.458cm" svg:y1="0.258cm" svg:x2="9.442cm" svg:y2="0.496cm"><text:p/></draw:line><draw:line text:anchor-type="paragraph" draw:z-index="29" draw:style-name="gr4" draw:text-style-name="P100" svg:x1="12.458cm" svg:y1="0.258cm" svg:x2="4.415cm" svg:y2="1.554cm"><text:p/></draw:line><text:tab/><text:tab/><text:tab/><text:tab/><text:tab/><text:tab/><text:tab/><text:tab/><text:tab/><text:tab/>3 komponenter</text:p>
      <text:p text:style-name="P24"><draw:line text:anchor-type="paragraph" draw:z-index="28" draw:style-name="gr4" draw:text-style-name="P100" svg:x1="12.459cm" svg:y1="0.002cm" svg:x2="9.654cm" svg:y2="1.537cm"><text:p/></draw:lin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pan text:style-name="T51"/></text:p>
      <text:p text:style-name="P25"><text:span text:style-name="T51"/></text:p>
      <text:p text:style-name="P25"><text:span text:style-name="T51"/></text:p>
      <text:p text:style-name="P40">En Eulerväg är en väg som passerar varje kant exakt en gång.</text:p>
      <text:p text:style-name="P25"><text:span text:style-name="T50"/></text:p>
      <text:p text:style-name="P25"><text:span text:style-name="T50"/></text:p>
      <text:p text:style-name="P25"><text:span text:style-name="T50">Sats:<text:tab/><text:tab/>En graf, G, har en Eulerväg omm G är sammanhängande och</text:span></text:p>
      <text:p text:style-name="P26">(Euler)<text:tab/>har högst 2 udda hörn.</text:p>
      <text:p text:style-name="P26"/>
      <text:p text:style-name="P27"><text:tab/><text:tab/>G har en Eulerkre<text:span text:style-name="T38">t</text:span>s om dessutom alla hörn är jämna.</text:p>
      <text:p text:style-name="P27"><text:span text:style-name="T39"/></text:p>
      <text:p text:style-name="P27"><text:span text:style-name="T39"/></text:p>
      <text:p text:style-name="P29">Man kan sätta ihop en Eulerväg/-krets med flera Eulerkretsar.</text:p>
      <text:p text:style-name="P26"/>
      <text:p text:style-name="P28"><text:span text:style-name="T50"/></text:p>
      <text:p text:style-name="P28">En Hamiltonstig/-cykel passerar varje hörn i grafen precis en gång.</text:p>
      <text:p text:style-name="P25"/>
      <text:p text:style-name="P25"/>
      <text:p text:style-name="P25"/>
      <text:p text:style-name="P25"/>
      <text:p text:style-name="P79">Varje komponent i en skog kallas träd:</text:p>
      <text:p text:style-name="P79"/>
      <text:p text:style-name="P79"><text:tab/>Ett träd är sammanhängande och icke-cykliskt.</text:p>
      <text:p text:style-name="P79"/>
      <text:p text:style-name="P43"><text:span text:style-name="T51"><text:tab/>Träd brukar betecknas T = (V, E)</text:span></text:p>
      <text:p text:style-name="P28"/>
      <text:p text:style-name="P28"/>
      <text:p text:style-name="P42"><text:span text:style-name="T52"/></text:p>
      <text:p text:style-name="P80"><text:span text:style-name="T53">För en viktad sammanhängande graf (kant e har vikten </text:span><text:span text:style-name="T54">ω</text:span><text:span text:style-name="T53">(e)) kan man finna ett</text:span></text:p>
      <text:p text:style-name="P80"><text:span text:style-name="T53">minimalt spännande trä</text:span><text:span text:style-name="T54">d, ett spännande träd med minimal viktsumma, med Kruskals algoritm.</text:span></text:p>
      <text:p text:style-name="P82"/>
      <text:p text:style-name="P82"/>
      <text:p text:style-name="P82">Kruskals algoritm:</text:p>
      <text:p text:style-name="P82"/>
      <text:p text:style-name="P82"><text:tab/>Lägg i vaje steg till den lättaste kanten som inte ger någon cykel med de</text:p>
      <text:p text:style-name="P83"><text:tab/>redan valda.</text:p>
      <text:p text:style-name="P78"/>
      <text:p text:style-name="P92">Planära grafer</text:p>
      <text:p text:style-name="P72"/>
      <text:p text:style-name="P72"/>
      <text:p text:style-name="P73"><text:span text:style-name="T55">Om en graf är ritad i ett plan </text:span><text:span text:style-name="T56">eller på en sfär</text:span><text:span text:style-name="T55"> utan att några kanter korsar,</text:span></text:p>
      <text:p text:style-name="P72">så kallas grafen plan</text:p>
      <text:p text:style-name="P72"/>
      <text:p text:style-name="P72">En planär graf är en graf som är isomorf med någon plan graf.</text:p>
      <text:p text:style-name="P72"/>
      <text:p text:style-name="P73"><text:span text:style-name="T55">Exempel på isomorfa planära grafer (K</text:span><text:span text:style-name="T8">4</text:span><text:span text:style-name="T55">):</text:span></text:p>
      <text:p text:style-name="P72"><draw:frame draw:style-name="fr1" draw:name="graphics165" text:anchor-type="paragraph" svg:x="3.503cm" svg:y="0.467cm" svg:width="10.583cm" svg:height="3.351cm" draw:z-index="30"><draw:image xlink:href="Pictures/200001210000295700000D179A4D93F4.svm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4"><text:span text:style-name="T52"/></text:p>
      <text:p text:style-name="P44"><text:span text:style-name="T52"/></text:p>
      <text:p text:style-name="P83"><text:span text:style-name="T42">Sats:</text:span></text:p>
      <text:p text:style-name="P75"><text:tab/>För en plan graf med v hörn, e kanter, r ytor och c komponenter gäller:</text:p>
      <text:p text:style-name="P75"/>
      <text:p text:style-name="P74"><text:span text:style-name="T57"><text:tab/><text:tab/>v − e + r − c = 1<text:tab/><text:tab/></text:span><text:span text:style-name="T22">(mnemonik: verk!, naturligtvis med !)</text:span></text:p>
      <text:p text:style-name="P75"/>
      <text:p text:style-name="P75"><text:tab/>Om grafen är sammanhängande (c = 1):</text:p>
      <text:p text:style-name="P75"/>
      <text:p text:style-name="P75"><text:tab/><text:tab/>Eulers polyederformel:</text:p>
      <text:p text:style-name="P75"/>
      <text:p text:style-name="P45"><text:span text:style-name="T52"><text:tab/><text:tab/><text:tab/>v − e + r = 2</text:span></text:p>
      <text:p text:style-name="P45"><text:span text:style-name="T52"/></text:p>
      <text:p text:style-name="P45"><text:span text:style-name="T52"/></text:p>
      <text:p text:style-name="P45"><text:span text:style-name="T58">Satsen ger nödvändiga villkor för planaritet:</text:span></text:p>
      <text:p text:style-name="P76"/>
      <text:p text:style-name="P73"><text:span text:style-name="T58"><text:tab/>Om G, sammanhängande, är enkel </text:span><text:span text:style-name="T23">(inga ölgor eller multipla kanter)</text:span><text:span text:style-name="T58">,</text:span></text:p>
      <text:p text:style-name="P76"><text:tab/>så begränsas varje uta av minst tre kanter (om e ≥ 2 !).</text:p>
      <text:p text:style-name="P76"/>
      <text:p text:style-name="P73"><text:span text:style-name="T58"><text:tab/></text:span><text:span text:style-name="T58"><draw:frame draw:style-name="fr5" draw:name="Object350" text:anchor-type="as-char" svg:width="11.315cm" svg:height="1.014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6"/>
      <text:p text:style-name="P73"><text:span text:style-name="T59"><text:tab/></text:span><text:span text:style-name="T59"><draw:frame draw:style-name="fr5" draw:name="Object351" text:anchor-type="as-char" svg:width="13.33cm" svg:height="1.048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77"/>
      <text:p text:style-name="P77"/>
      <text:p text:style-name="P77"><draw:custom-shape text:anchor-type="paragraph" draw:z-index="33" draw:style-name="gr5" svg:width="3.996cm" svg:height="1.086cm" svg:x="5.368cm" svg:y="0.203cm"><text:p/><draw:enhanced-geometry svg:viewBox="0 0 21600 21600" draw:type="rectangle" draw:enhanced-path="M 0 0 L 21600 0 21600 21600 0 21600 0 0 Z N"/></draw:custom-shape></text:p>
      <text:p text:style-name="P77"><text:tab/><text:tab/><text:tab/><text:tab/><text:tab/>3v ≥ e + 6</text:p>
      <text:p text:style-name="P46"><text:span text:style-name="T52"/></text:p>
      <text:p text:style-name="P41">Kuratowskis sats:</text:p>
      <text:p text:style-name="P33"/>
      <text:p text:style-name="P31"><draw:line text:anchor-type="paragraph" draw:z-index="34" draw:style-name="gr6" draw:text-style-name="P100" svg:x1="7.193cm" svg:y1="0.492cm" svg:x2="6.32cm" svg:y2="1.762cm"><text:p/></draw:line><text:span text:style-name="T60"><text:tab/>Varje icke-planär graf “innehåller” K</text:span><text:span text:style-name="T9">5</text:span><text:span text:style-name="T60"> eller K</text:span><text:span text:style-name="T9">3,3</text:span><text:span text:style-name="T61">, och vice verse.</text:span></text:p>
      <text:p text:style-name="P33"/>
      <text:p text:style-name="P34"/>
      <text:p text:style-name="P33"/>
      <text:p text:style-name="P33"><text:tab/><text:tab/><text:tab/><text:tab/>det finns en delgraf som är isomorf</text:p>
      <text:p text:style-name="P31"><text:span text:style-name="T60"><text:tab/><text:tab/><text:tab/><text:tab/>med en “subdivision” av K</text:span><text:span text:style-name="T9">5</text:span><text:span text:style-name="T60"> eller K</text:span><text:span text:style-name="T9">3,3</text:span><text:span text:style-name="T60">.</text:span></text:p>
      <text:p text:style-name="P33"><draw:line text:anchor-type="paragraph" draw:z-index="35" draw:style-name="gr6" draw:text-style-name="P100" svg:x1="8.093cm" svg:y1="0.051cm" svg:x2="7.22cm" svg:y2="1.321cm"><text:p/></draw:line></text:p>
      <text:p text:style-name="P33"/>
      <text:p text:style-name="P33"/>
      <text:p text:style-name="P33"><text:tab/><text:tab/><text:tab/><text:tab/><text:tab/>Den graf med extra hörn på kanter.</text:p>
      <text:p text:style-name="P33"/>
      <text:p text:style-name="P33"/>
      <text:p text:style-name="P33"/>
      <text:p text:style-name="P33">Wagners sats:</text:p>
      <text:p text:style-name="P33"/>
      <text:p text:style-name="P31"><text:span text:style-name="T60"><text:tab/>Detsamma med “innehåller” betyder att den har K</text:span><text:span text:style-name="T9">5</text:span><text:span text:style-name="T60"> eller K</text:span><text:span text:style-name="T9">3,3</text:span><text:span text:style-name="T60"> som minor.</text:span></text:p>
      <text:p text:style-name="P32"><text:span text:style-name="T60"><text:tab/>Det vill säga någon kantkontraktion av grafen har K</text:span><text:span text:style-name="T9">5</text:span><text:span text:style-name="T60"> eller K</text:span><text:span text:style-name="T9">3,3</text:span><text:span text:style-name="T60"> som delgraf.</text:span></text:p>
      <text:p text:style-name="P32"><text:span text:style-name="T60"/></text:p>
      <text:p text:style-name="P32"><text:span text:style-name="T60"/></text:p>
      <text:p text:style-name="P32"><text:span text:style-name="T60"/></text:p>
      <text:p text:style-name="P32"><text:span text:style-name="T60"/></text:p>
      <text:p text:style-name="P32"><text:span text:style-name="T62">Till grafen G = (V, E) bildas d</text:span><text:span text:style-name="T63">ess komplementgraf</text:span></text:p>
      <text:p text:style-name="P31"><text:span text:style-name="T35">G</text:span><text:span text:style-name="T62"> = (V, E') så att E ∩ E' = ∅, K</text:span><text:span text:style-name="T10">n</text:span><text:span text:style-name="T62"> ≅ (V, E ∪ E')</text:span><text:span text:style-name="T64">, (|V| = n),</text:span></text:p>
      <text:p text:style-name="P31"><text:span text:style-name="T64"/></text:p>
      <text:p text:style-name="P31"><text:span text:style-name="T64">det vill säga; det går kanter i </text:span><text:span text:style-name="T35">G</text:span><text:span text:style-name="T64"> mellan hörn x och y</text:span></text:p>
      <text:p text:style-name="P35">omm det inte går en kant mellan dem i G.</text:p>
      <text:p text:style-name="P35"><draw:frame draw:style-name="fr1" draw:name="graphics116" text:anchor-type="paragraph" svg:x="2.806cm" svg:y="0.238cm" svg:width="7.056cm" svg:height="3.528cm" draw:z-index="36"><draw:image xlink:href="Pictures/2000019900001B9000000DC8C57E1AFB.svm" xlink:type="simple" xlink:show="embed" xlink:actuate="onLoad"/></draw:frame></text:p>
      <text:p text:style-name="P35"/>
      <text:p text:style-name="P6"/>
      <text:p text:style-name="P35"/>
      <text:p text:style-name="P35"/>
      <text:p text:style-name="P35"/>
      <text:p text:style-name="P35"/>
      <text:p text:style-name="P35"/>
      <text:p text:style-name="P31"><text:span text:style-name="T64"/></text:p>
      <text:p text:style-name="P31"><text:span text:style-name="T65">Om ett hörn har valens δ i G, har det valens (n − 1) − δ i </text:span><text:span text:style-name="T35">G</text:span><text:span text:style-name="T65">.</text:span></text:p>
      <text:p text:style-name="P31"><text:span text:style-name="T65"/></text:p>
      <text:p text:style-name="P93"><text:span text:style-name="T66">Den duala grafen G</text:span><text:span text:style-name="T26">⊥</text:span><text:span text:style-name="T66"> till en plan graf G beskriver grannrelationen för ytorna i G.</text:span></text:p>
      <text:p text:style-name="P48"><draw:frame draw:style-name="fr1" draw:name="graphics87" text:anchor-type="paragraph" svg:x="0.875cm" svg:y="0.291cm" svg:width="7.056cm" svg:height="7.056cm" draw:z-index="37"><draw:image xlink:href="Pictures/2000049900001B9000001B9096699C25.svm" xlink:type="simple" xlink:show="embed" xlink:actuate="onLoad"/></draw:frame></text:p>
      <text:p text:style-name="P49"><text:span text:style-name="T67"><text:tab/><text:tab/><text:tab/><text:tab/><text:tab/><text:tab/><text:tab/>Hörnen i G</text:span><text:span text:style-name="T26">⊥</text:span><text:span text:style-name="T66"> </text:span><text:span text:style-name="T67">svarar mot ytorna i G, en</text:span></text:p>
      <text:p text:style-name="P49"><text:span text:style-name="T67"><text:tab/><text:tab/><text:tab/><text:tab/><text:tab/><text:tab/><text:tab/>kant i G</text:span><text:span text:style-name="T26">⊥</text:span><text:span text:style-name="T66"> </text:span><text:span text:style-name="T67">mot varje kant mellan ytorna.</text:span></text:p>
      <text:p text:style-name="P47"/>
      <text:p text:style-name="P47"><text:tab/><text:tab/><text:tab/><text:tab/><text:tab/><text:tab/><text:tab/>Den duala grafen kan ha ö<text:span text:style-name="T68">g</text:span>lor,</text:p>
      <text:p text:style-name="P47"><text:tab/><text:tab/><text:tab/><text:tab/><text:tab/><text:tab/><text:tab/>multipla kanter.</text:p>
      <text:p text:style-name="P47"/>
      <text:p text:style-name="P47"/>
      <text:p text:style-name="P47"/>
      <text:p text:style-name="P47"><text:tab/><text:tab/><text:tab/><text:tab/><text:tab/><text:tab/><text:tab/>Heldraget:<text:tab/><text:tab/>G<text:tab/>hexaeder</text:p>
      <text:p text:style-name="P49"><text:span text:style-name="T67"><text:tab/><text:tab/><text:tab/><text:tab/><text:tab/><text:tab/><text:tab/>Halvdraget:<text:tab/><text:tab/>G</text:span><text:span text:style-name="T26">⊥</text:span><text:span text:style-name="T67"><text:tab/>oktaeder</text:span></text:p>
      <text:p text:style-name="P47"/>
      <text:p text:style-name="P47"/>
      <text:p text:style-name="P49"><text:span text:style-name="T67"><text:tab/><text:tab/><text:tab/><text:tab/><text:tab/><text:tab/><text:tab/>(G</text:span><text:span text:style-name="T26">⊥</text:span><text:span text:style-name="T67">)</text:span><text:span text:style-name="T26">⊥</text:span><text:span text:style-name="T67"><text:tab/>≅ G</text:span></text:p>
      <text:p text:style-name="P47"/>
      <text:p text:style-name="P47"><text:span text:style-name="T65"/></text:p>
      <text:p text:style-name="P47"><text:span text:style-name="T65"/></text:p>
      <text:p text:style-name="P47"><text:span text:style-name="T65"/></text:p>
      <text:p text:style-name="P47"><text:span text:style-name="T65"/></text:p>
      <text:p text:style-name="P47"><text:span text:style-name="T65"/></text:p>
      <text:p text:style-name="P50">Det kromatiska talet, χ(G) för G:</text:p>
      <text:p text:style-name="P50"/>
      <text:p text:style-name="P50"><text:tab/>Minsta antalet färger som räcker för en hörnfärgning av G.</text:p>
      <text:p text:style-name="P50"/>
      <text:p text:style-name="P50">Exempel:</text:p>
      <text:p text:style-name="P50"/>
      <text:p text:style-name="P50"><text:tab/>χ(G) ≤ |V|</text:p>
      <text:p text:style-name="P50"/>
      <text:p text:style-name="P49"><text:span text:style-name="T69"><text:tab/>χ(G) = |V| ⇔ G = K</text:span><text:span text:style-name="T11">n</text:span><text:span text:style-name="T69">, något n.</text:span></text:p>
      <text:p text:style-name="P50"/>
      <text:p text:style-name="P50"><text:tab/>χ(G) = 2 ⇔ Bipartit, |E| ≥ 1</text:p>
      <text:p text:style-name="P50"/>
      <text:p text:style-name="P50"><text:tab/>χ(G) = 1 ⇔ |E| = 0, |V| ≥ 1</text:p>
      <text:p text:style-name="P50"/>
      <text:p text:style-name="P51"><text:span text:style-name="T65"><text:tab/>χ(G) = 0 ⇔ |V| = 0</text:span></text:p>
      <text:p text:style-name="P51"/>
      <text:p text:style-name="P51"/>
      <text:p text:style-name="P50">I allmänhet svårt att bestämma χ(G).</text:p>
      <text:p text:style-name="P50"/>
      <text:p text:style-name="P50">En girig algoritm (ger ofta ganska bra värden):</text:p>
      <text:p text:style-name="P50"/>
      <text:p text:style-name="P49"><text:span text:style-name="T69"><text:tab/>1)<text:tab/>Ordna V: v</text:span><text:span text:style-name="T11">1</text:span><text:span text:style-name="T69">, v</text:span><text:span text:style-name="T11">2</text:span><text:span text:style-name="T69">, …, v</text:span><text:span text:style-name="T11">n</text:span><text:span text:style-name="T69"><text:tab/><text:tab/>n = |V|</text:span></text:p>
      <text:p text:style-name="P50"/>
      <text:p text:style-name="P49"><text:span text:style-name="T69"><text:tab/>2)<text:tab/>Välj i tur och ordning c(v</text:span><text:span text:style-name="T11">1</text:span><text:span text:style-name="T69">) = 1, c(v</text:span><text:span text:style-name="T11">2</text:span><text:span text:style-name="T69">), c(v</text:span><text:span text:style-name="T11">3</text:span><text:span text:style-name="T69">), …</text:span></text:p>
      <text:p text:style-name="P50"><text:tab/><text:tab/><text:span text:style-name="T38">minsta</text:span> tillåtna värde (med hänsyn till redan färgade grannar).</text:p>
      <text:p text:style-name="P94"><text:span text:style-name="T70">Alla planära grafer kan hörnfärgas med 4 färger:</text:span></text:p>
      <text:p text:style-name="P51"><text:span text:style-name="T70"/></text:p>
      <text:p text:style-name="P51"><text:span text:style-name="T70"><text:tab/>6-färgssatsen</text:span></text:p>
      <text:p text:style-name="P51"><text:span text:style-name="T70"><text:tab/>5-färgssatsen</text:span></text:p>
      <text:p text:style-name="P51"><text:span text:style-name="T70"><text:tab/>4-färgssatsen</text:span></text:p>
      <text:p text:style-name="P51"><text:span text:style-name="T70"/></text:p>
      <text:p text:style-name="P54"><text:span text:style-name="T69"/></text:p>
      <text:p text:style-name="P54"><text:span text:style-name="T69"/></text:p>
      <text:p text:style-name="P54"><text:span text:style-name="T70">K</text:span>romatiska polynomet för en graf G = (V, E):</text:p>
      <text:p text:style-name="P54"/>
      <text:p text:style-name="P53"><text:span text:style-name="T71"><text:tab/>P</text:span><text:span text:style-name="T12">G</text:span><text:span text:style-name="T71">(λ) — antalet sätt att hörnfärga grafen G med λ färger.</text:span></text:p>
      <text:p text:style-name="P53"><text:span text:style-name="T71"/></text:p>
      <text:p text:style-name="P53"><text:span text:style-name="T71"/></text:p>
      <text:p text:style-name="P53"><text:span text:style-name="T71"/></text:p>
      <text:p text:style-name="P53"><text:span text:style-name="T73">Rekursion för att finna P</text:span><text:span text:style-name="T14">G</text:span><text:span text:style-name="T73">(λ):</text:span></text:p>
      <text:p text:style-name="P55"/>
      <text:p text:style-name="P55"><text:tab/>Låt<text:tab/>e ∈ E <text:s/>i <text:s/>G = (V, E)</text:p>
      <text:p text:style-name="P55"/>
      <text:p text:style-name="P55"><text:tab/>Låt<text:tab/>G − e:<text:tab/>G med e borttagen</text:p>
      <text:p text:style-name="P56"><text:tab/><text:tab/>G/e:<text:tab/><text:tab/>G med e kontraherad</text:p>
      <text:p text:style-name="P56"><text:span text:style-name="T40"/></text:p>
      <text:p text:style-name="P52"><text:span text:style-name="T72"><text:tab/>Då P</text:span><text:span text:style-name="T13">G − e</text:span><text:span text:style-name="T72">(λ) = P</text:span><text:span text:style-name="T13">G</text:span><text:span text:style-name="T72">(λ) + P</text:span><text:span text:style-name="T13">G/e</text:span><text:span text:style-name="T72">(λ)<text:tab/><text:tab/>(additionsprincipen)</text:span></text:p>
      <text:p text:style-name="P56"><text:span text:style-name="T70"/></text:p>
      <text:p text:style-name="P56"><text:span text:style-name="T70"><text:tab/></text:span><text:span text:style-name="T72">P</text:span><text:span text:style-name="T15">(V, ∅)</text:span><text:span text:style-name="T74">(λ) = λ</text:span><text:span text:style-name="T27">|V|</text:span></text:p>
      <text:p text:style-name="P55"/>
      <text:p text:style-name="P58">G:</text:p>
      <text:p text:style-name="P57"><draw:frame draw:style-name="fr1" draw:name="graphics142" text:anchor-type="paragraph" svg:x="0.055cm" svg:y="0.141cm" svg:width="8.643cm" svg:height="4.057cm" draw:z-index="38"><draw:image xlink:href="Pictures/200000D9000021C300000FD939FB584B.svm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G − e:<text:span text:style-name="T70"><text:tab/><text:tab/><text:tab/><text:tab/><text:tab/><text:tab/><text:tab/></text:span>G/e:</text:p>
      <text:p text:style-name="P53"><draw:frame draw:style-name="fr1" draw:name="graphics144" text:anchor-type="paragraph" svg:x="10.003cm" svg:y="0.115cm" svg:width="6.526cm" svg:height="4.057cm" draw:z-index="40"><draw:image xlink:href="Pictures/200000BB0000197E00000FD91B14C55C.svm" xlink:type="simple" xlink:show="embed" xlink:actuate="onLoad"/></draw:frame><draw:frame draw:style-name="fr1" draw:name="graphics143" text:anchor-type="paragraph" svg:x="0.065cm" svg:y="0.115cm" svg:width="8.643cm" svg:height="4.057cm" draw:z-index="39"><draw:image xlink:href="Pictures/200000C1000021C300000FD9E0754B87.svm" xlink:type="simple" xlink:show="embed" xlink:actuate="onLoad"/></draw:frame><text:span text:style-name="T72"/></text:p>
      <text:p text:style-name="P53"><text:span text:style-name="T72"/></text:p>
      <text:p text:style-name="P53"><text:span text:style-name="T72"/></text:p>
      <text:p text:style-name="P95">Med induktion (över antalet kanter) kan<text:span text:style-name="T70"> man</text:span> visa:</text:p>
      <text:p text:style-name="P58"><draw:custom-shape text:anchor-type="paragraph" draw:z-index="41" draw:style-name="gr3" draw:text-style-name="P100" svg:width="0.371cm" svg:height="2.532cm" svg:x="1.346cm" svg:y="0.44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52"><text:span text:style-name="T72"><text:tab/> <text:s text:c="3"/>P</text:span><text:span text:style-name="T13">G</text:span><text:span text:style-name="T72">(λ) är ett polynom i λ.</text:span></text:p>
      <text:p text:style-name="P58"/>
      <text:p text:style-name="P52"><text:span text:style-name="T72"><text:tab/><text:tab/>höstagradstermen:<text:tab/>λ</text:span><text:span text:style-name="T28">|V|</text:span></text:p>
      <text:p text:style-name="P52"><text:span text:style-name="T72"><text:tab/><text:tab/>nästagradstermen:<text:tab/>−|E|λ</text:span><text:span text:style-name="T28">|V| − 1</text:span></text:p>
      <text:p text:style-name="P58"><text:tab/><text:tab/>k<text:span text:style-name="T75">o</text:span>efficienterna är heltal, alternerande ≥ 0, ≤ 0.</text:p>
      <text:p text:style-name="P58"><text:span text:style-name="T72"/></text:p>
      <text:p text:style-name="P58"><text:span text:style-name="T72"/></text:p>
      <text:p text:style-name="P58"><text:span text:style-name="T72"/></text:p>
      <text:p text:style-name="P58"><text:span text:style-name="T72"/></text:p>
      <text:p text:style-name="P58"><text:span text:style-name="T72"/></text:p>
      <text:p text:style-name="P60">Matchning i grafen G = (V, E)</text:p>
      <text:p text:style-name="P60"><draw:line text:anchor-type="paragraph" draw:z-index="43" draw:style-name="gr6" draw:text-style-name="P100" svg:x1="2.483cm" svg:y1="1.1cm" svg:x2="1.372cm" svg:y2="0.095cm"><text:p/></draw:line></text:p>
      <text:p text:style-name="P60"/>
      <text:p text:style-name="P53"><text:span text:style-name="T76"><text:tab/><text:tab/>en delmängd M till E </text:span><text:span text:style-name="T24">(M ⊆ E)</text:span><text:span text:style-name="T76"> med parvis disjunkta kanter </text:span><text:span text:style-name="T24">(δ(v) ≤ 1)</text:span><text:span text:style-name="T76">.</text:span></text:p>
      <text:p text:style-name="P60"/>
      <text:p text:style-name="P60"/>
      <text:p text:style-name="P60"><draw:frame draw:style-name="fr1" draw:name="graphics145" text:anchor-type="paragraph" svg:x="1.298cm" svg:y="0cm" svg:width="6.526cm" svg:height="4.057cm" draw:z-index="42"><draw:image xlink:href="Pictures/2000009D0000197E00000FD9C88BA703.svm" xlink:type="simple" xlink:show="embed" xlink:actuate="onLoad"/></draw:frame></text:p>
      <text:p text:style-name="P60"/>
      <text:p text:style-name="P60"/>
      <text:p text:style-name="P60"/>
      <text:p text:style-name="P60"><text:tab/><text:tab/><text:tab/><text:tab/><text:tab/><text:tab/><text:tab/>Fullständig matchning, alla hörn</text:p>
      <text:p text:style-name="P53"><text:span text:style-name="T76"><text:tab/><text:tab/><text:tab/><text:tab/><text:tab/><text:tab/><text:tab/>ingår i en kant M = {e</text:span><text:span text:style-name="T16">1</text:span><text:span text:style-name="T76">, e</text:span><text:span text:style-name="T16">2</text:span><text:span text:style-name="T76">, e</text:span><text:span text:style-name="T16">3</text:span><text:span text:style-name="T76">}.</text:span></text:p>
      <text:p text:style-name="P60"/>
      <text:p text:style-name="P60"/>
      <text:p text:style-name="P60"/>
      <text:p text:style-name="P60"><draw:frame draw:style-name="fr1" draw:name="graphics146" text:anchor-type="paragraph" svg:x="1.298cm" svg:y="0.282cm" svg:width="6.526cm" svg:height="4.939cm" draw:z-index="44"><draw:image xlink:href="Pictures/2000009D0000197E0000134BCAFCA378.svm" xlink:type="simple" xlink:show="embed" xlink:actuate="onLoad"/></draw:frame></text:p>
      <text:p text:style-name="P60"/>
      <text:p text:style-name="P60"/>
      <text:p text:style-name="P59"><text:tab/><text:tab/><text:tab/><text:tab/><text:tab/><text:tab/><text:tab/>Maximal matchning</text:p>
      <text:p text:style-name="P59"><text:tab/><text:tab/><text:tab/><text:tab/><text:tab/><text:tab/><text:tab/>|M| maximal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Vi talar här om matchning i bipartita grafer, G = (X ⊔ Y, E).</text:p>
      <text:p text:style-name="P59"/>
      <text:p text:style-name="P53"><text:span text:style-name="T77">För dem kallar vi en matchning fullständig om |M| = |X| </text:span><text:span text:style-name="T25">≤ |Y|</text:span><text:span text:style-name="T77">.</text:span></text:p>
      <text:p text:style-name="P59"><text:span text:style-name="T72"/></text:p>
      <text:p text:style-name="P96">Halls sats:<text:tab/>(giftermålssatsen)</text:p>
      <text:p text:style-name="P59"/>
      <text:p text:style-name="P59"><text:tab/>En bipartit graf G = (X ⊔ Y, E) har en fullständig matchning omm</text:p>
      <text:p text:style-name="P59"><draw:frame draw:style-name="fr1" draw:name="graphics147" text:anchor-type="paragraph" svg:x="11.061cm" svg:y="0.185cm" svg:width="6.526cm" svg:height="7.056cm" draw:z-index="45"><draw:image xlink:href="Pictures/200000910000197E00001B90E2688091.svm" xlink:type="simple" xlink:show="embed" xlink:actuate="onLoad"/></draw:frame></text:p>
      <text:p text:style-name="P59"><text:tab/><text:tab/>|P(A)| ≥ |A| för alla A ⊆ X</text:p>
      <text:p text:style-name="P59"/>
      <text:p text:style-name="P59"><text:tab/>där</text:p>
      <text:p text:style-name="P59"/>
      <text:p text:style-name="P59"><text:tab/><text:tab/>P(A) = {y ∈ Y | {x, y} ∈ E, något x ∈ X}</text:p>
      <text:p text:style-name="P59"><text:span text:style-name="T72"/></text:p>
      <text:p text:style-name="P59"><text:span text:style-name="T72"/></text:p>
      <text:p text:style-name="P61"><text:span text:style-name="T72"/></text:p>
      <text:p text:style-name="P61"><text:span text:style-name="T72"/></text:p>
      <text:p text:style-name="P61"><text:span text:style-name="T72"/></text:p>
      <text:p text:style-name="P61"><text:span text:style-name="T72"/></text:p>
      <text:p text:style-name="P61"><text:span text:style-name="T72"/></text:p>
      <text:p text:style-name="P61"><text:span text:style-name="T72"/></text:p>
      <text:p text:style-name="P61"><text:span text:style-name="T72"/></text:p>
      <text:p text:style-name="P61">Sats:</text:p>
      <text:p text:style-name="P61"/>
      <text:p text:style-name="P61"><text:tab/>En maximal matchning M av en bipartit graf har storlek |M| = |X| − δ(G)</text:p>
      <text:p text:style-name="P61"/>
      <text:p text:style-name="P53"><text:span text:style-name="T78"><text:tab/><text:tab/></text:span><text:span text:style-name="T78"><draw:frame draw:style-name="fr5" draw:name="Object336" text:anchor-type="as-char" svg:width="12.552cm" svg:height="0.787cm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53"><text:span text:style-name="T78"/></text:p>
      <text:p text:style-name="P53"><text:span text:style-name="T78"/></text:p>
      <text:p text:style-name="P62">Sats:</text:p>
      <text:p text:style-name="P62"/>
      <text:p text:style-name="P62"><text:tab/>En matchning M i en bipartit graf G är maximal omm det inte finns en</text:p>
      <text:p text:style-name="P53"><text:span text:style-name="T79"><text:tab/>utökande alternerande stig för M i G</text:span><text:span text:style-name="T81">. (Ger en algoritm för att finna</text:span></text:p>
      <text:p text:style-name="P68"><text:span text:style-name="T79"><text:tab/>maximal matchning</text:span><text:span text:style-name="T80">.</text:span><text:span text:style-name="T79">)</text:span></text:p>
      <text:p text:style-name="P65"><text:span text:style-name="T82"/></text:p>
      <text:p text:style-name="P65"><text:span text:style-name="T82"/></text:p>
      <text:p text:style-name="P65"><text:span text:style-name="T82"/></text:p>
      <text:p text:style-name="P65"><text:span text:style-name="T82"/></text:p>
      <text:p text:style-name="P66"><text:span text:style-name="T83">Övningsuppgift:</text:span></text:p>
      <text:p text:style-name="P65"><text:span text:style-name="T82"/></text:p>
      <text:p text:style-name="P65">Om transversaler (så Halls sats formulerades först) (boken DMF sida 244)</text:p>
      <text:p text:style-name="P64"><text:span text:style-name="T87">att finna “distinkta representanter” med m</text:span><text:span text:style-name="T18">i</text:span><text:span text:style-name="T87"> ∈ M</text:span><text:span text:style-name="T18">i</text:span><text:span text:style-name="T87"> och m</text:span><text:span text:style-name="T18">i</text:span><text:span text:style-name="T87"> ≠ m</text:span><text:span text:style-name="T18">j</text:span><text:span text:style-name="T87"> om i ≠ j.</text:span></text:p>
      <text:p text:style-name="P65">Finns de?</text:p>
      <text:p text:style-name="P65"/>
      <text:p text:style-name="P65"/>
      <text:p text:style-name="P65"><text:tab/>Halls sats säger att det går omm</text:p>
      <text:p text:style-name="P65"/>
      <text:p text:style-name="P64"><text:span text:style-name="T87"><text:tab/><text:tab/></text:span><text:span text:style-name="T87"><draw:frame draw:style-name="fr6" draw:name="Object345" text:anchor-type="as-char" svg:y="-0.4cm" svg:width="2.651cm" svg:height="0.774cm" draw:z-index="4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7"> för alla A ⊆ I, I ändlig.</text:span></text:p>
      <text:p text:style-name="P70"/>
      <text:p text:style-name="P97"><text:tab/>Ty:</text:p>
      <text:p text:style-name="P65"><text:tab/><text:tab/>Vi söker en fullständig matchning i en bipartit graf med</text:p>
      <text:p text:style-name="P65"/>
      <text:p text:style-name="P64"><text:span text:style-name="T87"><text:tab/><text:tab/><text:tab/>X = I,</text:span><text:span text:style-name="T88"> Y = </text:span><text:span text:style-name="T87"><draw:frame draw:style-name="fr6" draw:name="Object346" text:anchor-type="as-char" svg:y="-0.427cm" svg:width="1.127cm" svg:height="0.774cm" draw:z-index="4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8"><text:tab/>och</text:span></text:p>
      <text:p text:style-name="P67"/>
      <text:p text:style-name="P91"><text:span text:style-name="T41"><text:tab/></text:span><text:span text:style-name="T89"><text:tab/>kanter mellan i ∈ I</text:span><text:span text:style-name="T90"> och alla element i M</text:span><text:span text:style-name="T19">i</text:span><text:span text:style-name="T31">,</text:span></text:p>
      <text:p text:style-name="P84"/>
      <text:p text:style-name="P91"><text:span text:style-name="T31"><text:tab/><text:tab/><text:tab/>M</text:span><text:span text:style-name="T19">1</text:span><text:span text:style-name="T31"> = {a, b, c},<text:tab/>M</text:span><text:span text:style-name="T19">2</text:span><text:span text:style-name="T31"> = {c, d}.</text:span></text:p>
      <text:p text:style-name="P84"/>
      <text:p text:style-name="P84"><draw:frame draw:style-name="fr2" draw:name="graphics151" text:anchor-type="paragraph" svg:width="5.821cm" svg:height="4.586cm" draw:z-index="49"><draw:image xlink:href="Pictures/2000007F000016BD000011EA5F920188.svm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tab/><text:tab/>Vi söker en transversal till mängderna</text:p>
      <text:p text:style-name="P84"/>
      <text:p text:style-name="P84"><text:tab/><text:tab/><text:tab/>{1, 2, 3}, {2}, {2, 3, 5}, {2, 4}, {4, 5}</text:p>
      <text:p text:style-name="P84"><draw:line text:anchor-type="paragraph" draw:z-index="55" draw:style-name="gr8" draw:text-style-name="P100" svg:x1="4.68cm" svg:y1="0.004cm" svg:x2="4.68cm" svg:y2="1.345cm"><text:p/></draw:line><draw:line text:anchor-type="paragraph" draw:z-index="56" draw:style-name="gr8" draw:text-style-name="P100" svg:x1="6.336cm" svg:y1="0.004cm" svg:x2="6.336cm" svg:y2="1.353cm"><text:p/></draw:line><draw:line text:anchor-type="paragraph" draw:z-index="57" draw:style-name="gr8" draw:text-style-name="P100" svg:x1="7.945cm" svg:y1="0.004cm" svg:x2="7.945cm" svg:y2="1.353cm"><text:p/></draw:line><draw:line text:anchor-type="paragraph" draw:z-index="58" draw:style-name="gr8" draw:text-style-name="P100" svg:x1="9.813cm" svg:y1="0.004cm" svg:x2="9.813cm" svg:y2="1.353cm"><text:p/></draw:line><draw:line text:anchor-type="paragraph" draw:z-index="59" draw:style-name="gr8" draw:text-style-name="P100" svg:x1="11.575cm" svg:y1="0.004cm" svg:x2="11.575cm" svg:y2="1.353cm"><text:p/></draw:line></text:p>
      <text:p text:style-name="P84"/>
      <text:p text:style-name="P84"><draw:circle text:anchor-type="paragraph" draw:z-index="50" draw:style-name="gr7" draw:text-style-name="P100" svg:width="0.768cm" svg:height="0.768cm" svg:x="4.309cm" svg:y="0.356cm"><text:p/></draw:circle><draw:circle text:anchor-type="paragraph" draw:z-index="51" draw:style-name="gr7" draw:text-style-name="P100" svg:width="0.768cm" svg:height="0.768cm" svg:x="5.944cm" svg:y="0.356cm"><text:p/></draw:circle><draw:circle text:anchor-type="paragraph" draw:z-index="52" draw:style-name="gr7" draw:text-style-name="P100" svg:width="0.768cm" svg:height="0.768cm" svg:x="7.548cm" svg:y="0.356cm"><text:p/></draw:circle><draw:circle text:anchor-type="paragraph" draw:z-index="53" draw:style-name="gr7" draw:text-style-name="P100" svg:width="0.768cm" svg:height="0.768cm" svg:x="9.442cm" svg:y="0.356cm"><text:p/></draw:circle><draw:circle text:anchor-type="paragraph" draw:z-index="54" draw:style-name="gr7" draw:text-style-name="P100" svg:width="0.768cm" svg:height="0.768cm" svg:x="11.204cm" svg:y="0.356cm"><text:p/></draw:circle></text:p>
      <text:p text:style-name="P84"><text:tab/><text:tab/><text:tab/> <text:s text:c="5"/>1 <text:s text:c="9"/>2 <text:s text:c="9"/>3 <text:s text:c="11"/>4 <text:s text:c="10"/>5</text:p>
      <text:p text:style-name="P84"><text:tab/><text:tab/><text:tab/><text:tab/>5 <text:s text:c="9"/>1 <text:s text:c="9"/>4 <text:s text:c="11"/>2 <text:s text:c="10"/>3</text:p>
      <text:p text:style-name="P84"/>
      <text:p text:style-name="P84"/>
      <text:p text:style-name="P85"><text:tab/><text:tab/>Varför finns ingen transversal till</text:p>
      <text:p text:style-name="P85"/>
      <text:p text:style-name="P91"><text:span text:style-name="T32"><text:tab/><text:tab/><text:tab/> </text:span><text:span text:style-name="T34">M</text:span><text:span text:style-name="T21">1</text:span><text:span text:style-name="T34"> <text:tab/> <text:s text:c="2"/>M</text:span><text:span text:style-name="T21">2</text:span><text:span text:style-name="T34"> <text:tab/> <text:s text:c="5"/>M</text:span><text:span text:style-name="T21">3</text:span></text:p>
      <text:p text:style-name="P85"><text:tab/><text:tab/><text:tab/>{1}, {1, 3}, {1, 3}, {2, 3, 4, 5}</text:p>
      <text:p text:style-name="P84"><draw:line text:anchor-type="paragraph" draw:z-index="63" draw:style-name="gr8" draw:text-style-name="P100" svg:x1="4.15cm" svg:y1="0.004cm" svg:x2="4.15cm" svg:y2="1.345cm"><text:p/></draw:line><draw:line text:anchor-type="paragraph" draw:z-index="64" draw:style-name="gr8" draw:text-style-name="P100" svg:x1="5.807cm" svg:y1="0.004cm" svg:x2="5.807cm" svg:y2="1.353cm"><text:p/></draw:line><draw:line text:anchor-type="paragraph" draw:z-index="65" draw:style-name="gr8" draw:text-style-name="P100" svg:x1="7.389cm" svg:y1="0.004cm" svg:x2="7.389cm" svg:y2="1.353cm"><text:p/></draw:line></text:p>
      <text:p text:style-name="P84"/>
      <text:p text:style-name="P84"><draw:circle text:anchor-type="paragraph" draw:z-index="60" draw:style-name="gr7" draw:text-style-name="P100" svg:width="0.768cm" svg:height="0.768cm" svg:x="3.78cm" svg:y="0.356cm"><text:p/></draw:circle><draw:circle text:anchor-type="paragraph" draw:z-index="61" draw:style-name="gr7" draw:text-style-name="P100" svg:width="0.768cm" svg:height="0.768cm" svg:x="5.415cm" svg:y="0.356cm"><text:p/></draw:circle><draw:circle text:anchor-type="paragraph" draw:z-index="62" draw:style-name="gr7" draw:text-style-name="P100" svg:width="0.768cm" svg:height="0.768cm" svg:x="6.992cm" svg:y="0.356cm"><text:p/></draw:circle></text:p>
      <text:p text:style-name="P91"><text:span text:style-name="T32"><text:tab/><text:tab/>alt 1: </text:span><text:span text:style-name="T31"><text:s text:c="2"/>1 <text:s text:c="9"/></text:span><text:span text:style-name="T32">3</text:span><text:span text:style-name="T31"> <text:s text:c="9"/></text:span><text:span text:style-name="T32">?</text:span></text:p>
      <text:p text:style-name="P91"><text:span text:style-name="T31"><text:tab/><text:tab/><text:tab/></text:span><text:span text:style-name="T32"> <text:s text:c="5"/></text:span><text:span text:style-name="T31">1 <text:s text:c="8"/>2 <text:s text:c="9"/>7</text:span></text:p>
      <text:p text:style-name="P85"/>
      <text:p text:style-name="P85"/>
      <text:p text:style-name="P85"><text:tab/><text:tab/>alt 2:<text:tab/>Halls sats mängderna 1, 2, 3 har bara två element tillsammans,</text:p>
      <text:p text:style-name="P85"><text:tab/><text:tab/><text:tab/>det vill säga färre element tillsammas än antalet mängder:</text:p>
      <text:p text:style-name="P69"><text:span text:style-name="T84"><text:tab/><text:tab/><text:tab/>ingen transversal.</text:span></text:p>
      <text:p text:style-name="P98"><text:span text:style-name="T70">Övningsuppgift:</text:span></text:p>
      <text:p text:style-name="P69"><text:span text:style-name="T84"/></text:p>
      <text:p text:style-name="P69"><text:span text:style-name="T84">Vi söker en fullständig matchningen till grafen</text:span></text:p>
      <text:p text:style-name="P85"><draw:frame draw:style-name="fr1" draw:name="graphics152" text:anchor-type="paragraph" svg:x="2.798cm" svg:y="0.37cm" svg:width="11.994cm" svg:height="4.586cm" draw:z-index="66"><draw:image xlink:href="Pictures/2000095500002EDA000011EA4A6FCE22.svm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tab/>Efter 4 steg fås den ritade matchningen (nedan).</text:p>
      <text:p text:style-name="P86"><text:tab/>(Första lediga partiella matchningen tages, för varje a.)</text:p>
      <text:p text:style-name="P86"><draw:frame draw:style-name="fr3" draw:name="graphics153" text:anchor-type="char" svg:x="2.621cm" svg:y="0.379cm" svg:width="12.347cm" svg:height="4.586cm" draw:z-index="67"><draw:image xlink:href="Pictures/2000096D0000303B000011EADDC08477.svm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1"><draw:frame draw:style-name="fr1" draw:name="graphics154" text:anchor-type="paragraph" svg:x="6.802cm" svg:y="0.026cm" svg:width="10.76cm" svg:height="8.819cm" draw:z-index="68"><draw:image xlink:href="Pictures/2000040900002A080000227321F2674B.svm" xlink:type="simple" xlink:show="embed" xlink:actuate="onLoad"/></draw:frame><text:span text:style-name="T33"><text:tab/>Hur skall a</text:span><text:span text:style-name="T20">5</text:span><text:span text:style-name="T33"> matchas?</text:span></text:p>
      <text:p text:style-name="P86"/>
      <text:p text:style-name="P87"><text:tab/>Sök en utökande alternerande stig!</text:p>
      <text:p text:style-name="P88"/>
      <text:p text:style-name="P90"/>
      <text:p text:style-name="P99"><text:tab/>Byt i den alternerande stigen.</text:p>
      <text:p text:style-name="P88"/>
      <text:p text:style-name="P88"><draw:frame draw:style-name="fr1" draw:name="graphics155" text:anchor-type="paragraph" svg:x="3.141cm" svg:y="0cm" svg:width="7.232cm" svg:height="2.117cm" draw:z-index="69"><draw:image xlink:href="Pictures/2000016F00001C4000000845D54F22DC.svm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><text:tab/>Ger:</text:p>
      <text:p text:style-name="P88"><draw:frame draw:style-name="fr2" draw:name="graphics156" text:anchor-type="paragraph" svg:width="12.347cm" svg:height="4.586cm" draw:z-index="70"><draw:image xlink:href="Pictures/200009D90000303B000011EA02FCF40F.svm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<text:span text:style-name="T70">Övningsuppgift:</text:span></text:p>
      <text:p text:style-name="P89"><text:span text:style-name="T70"/></text:p>
      <text:p text:style-name="P71"><text:span text:style-name="T84">10 skrivande, 10 uppgifter.</text:span></text:p>
      <text:p text:style-name="P81"><text:tab/>Varje skrivande klarade minst 4 uppgifter.</text:p>
      <text:p text:style-name="P81"><text:tab/>Varje uppgift klarades av minst 5 skrivande.</text:p>
      <text:p text:style-name="P81"/>
      <text:p text:style-name="P81"><text:tab/>A en mängd skrivande, A ≠ ∅,<text:tab/>|P(A)| ≥ 4 <text:s/>(alla klarade minst 4)</text:p>
      <text:p text:style-name="P81"><draw:line text:anchor-type="paragraph" draw:z-index="71" draw:style-name="gr9" draw:text-style-name="P100" svg:x1="9.387cm" svg:y1="0.088cm" svg:x2="9.387cm" svg:y2="0.922cm"><text:p/></draw:line></text:p>
      <text:p text:style-name="P81"/>
      <text:p text:style-name="P81"><text:tab/><text:tab/><text:tab/><text:tab/><text:tab/><text:tab/><text:tab/>Mängden uppgifter som någon i klarade.</text:p>
      <text:p text:style-name="P81"/>
      <text:p text:style-name="P81"><text:tab/>|A| &gt; 4 <text:s/>ger <text:s/>|P(A)| = 10</text:p>
      <text:p text:style-name="P81"/>
      <text:p text:style-name="P81"><text:tab/>Varje uppgift klarades av ingen i A.</text:p>
      <text:p text:style-name="P81"><text:tab/>Så |P(A)| ≥ |A| för alla A — Halls sats…</text:p>
      <text:p text:style-name="P71"><text:span text:style-name="T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1T22:57:43</dc:date>
    <dc:creator>Mattias </dc:creator>
    <meta:editing-duration>PT32H28M53S</meta:editing-duration>
    <meta:editing-cycles>69</meta:editing-cycles>
    <meta:generator>OpenOffice.org/3.2$Unix OpenOffice.org_project/320m19$Build-9505</meta:generator>
    <meta:document-statistic meta:table-count="0" meta:image-count="30" meta:object-count="8" meta:page-count="15" meta:paragraph-count="216" meta:word-count="1423" meta:character-count="7559"/>
  </office:meta>
</office:document-meta>
</file>

<file path=Object 1/content.xml><?xml version="1.0" encoding="utf-8"?>
<math xmlns="http://www.w3.org/1998/Math/MathML">
  <semantics>
    <mtable>
      <mtr>
        <mtd>
          <mn>1</mn>
        </mtd>
        <mtd>
          <mtext>om {ij} ∈ E</mtext>
        </mtd>
      </mtr>
      <mtr>
        <mtd>
          <mn>0</mn>
        </mtd>
        <mtd>
          <mtext>annars</mtext>
        </mtd>
      </mtr>
    </mtable>
    <annotation encoding="StarMath 5.0">alignl matrix
{
   1 # "om {ij} ∈ E"
## 0 # "annars"
}</annotation>
  </semantics>
</math>
</file>

<file path=Object 2/content.xml><?xml version="1.0" encoding="utf-8"?>
<math xmlns="http://www.w3.org/1998/Math/MathML">
  <semantics>
    <mrow>
      <mi mathvariant="normal">ϕ</mi>
      <mi/>
      <mtext>=</mtext>
      <mi/>
      <mfenced open="" close="">
        <mtable>
          <mtr>
            <mtd>
              <mi mathvariant="normal">a</mi>
            </mtd>
            <mtd>
              <mi mathvariant="normal">b</mi>
            </mtd>
            <mtd>
              <mi mathvariant="normal">c</mi>
            </mtd>
            <mtd>
              <mi mathvariant="normal">d</mi>
            </mtd>
          </mtr>
          <mtr>
            <mtd>
              <mi mathvariant="normal">S</mi>
            </mtd>
            <mtd>
              <mi mathvariant="normal">V</mi>
            </mtd>
            <mtd>
              <mi mathvariant="normal">T</mi>
            </mtd>
            <mtd>
              <mi mathvariant="normal">U</mi>
            </mtd>
          </mtr>
        </mtable>
      </mfenced>
    </mrow>
    <annotation encoding="StarMath 5.0">ϕ `"="` left ( matrix{a#b#c#d##S#V#T#U} right )</annotation>
  </semantics>
</math>
</file>

<file path=Object 3/content.xml><?xml version="1.0" encoding="utf-8"?>
<math xmlns="http://www.w3.org/1998/Math/MathML">
  <semantics>
    <mrow>
      <mrow>
        <munder>
          <mi mathvariant="normal">∑</mi>
          <mrow>
            <mi mathvariant="normal">v</mi>
            <mi/>
            <mi mathvariant="normal">∈</mi>
            <mi/>
            <mi mathvariant="normal">V</mi>
          </mrow>
        </munder>
        <mi mathvariant="normal">δ</mi>
      </mrow>
      <mrow>
        <mo stretchy="false">(</mo>
        <mi mathvariant="normal">v</mi>
        <mo stretchy="false">)</mo>
      </mrow>
      <mi/>
      <mtext>=</mtext>
      <mi/>
      <mn>2</mn>
      <mfenced open="∣" close="∣">
        <mi mathvariant="normal">E</mi>
      </mfenced>
    </mrow>
    <annotation encoding="StarMath 5.0">sum from {v `∈` V} δ(v) `"="` 2 abs E</annotation>
  </semantics>
</math>
</file>

<file path=Object 4/content.xml><?xml version="1.0" encoding="utf-8"?>
<math xmlns="http://www.w3.org/1998/Math/MathML">
  <semantics>
    <mrow>
      <mtext>Så:</mtext>
      <mi/>
      <mtext>2e = </mtext>
      <mrow>
        <munder>
          <mi mathvariant="normal">∑</mi>
          <mtext>områden</mtext>
        </munder>
        <munder>
          <munder>
            <mtext>(antalet kanter kring området)</mtext>
            <mo stretchy="false"></mo>
          </munder>
          <mtext>≥ 3</mtext>
        </munder>
      </mrow>
      <mtext> ≥ 3r</mtext>
    </mrow>
    <annotation encoding="StarMath 5.0">"Så:" ~~~ "2e = " sum from "områden" {"(antalet kanter kring området)" underbrace "≥ 3"}" ≥ 3r"</annotation>
  </semantics>
</math>
</file>

<file path=Object 5/content.xml><?xml version="1.0" encoding="utf-8"?>
<math xmlns="http://www.w3.org/1998/Math/MathML">
  <semantics>
    <mrow>
      <mtext>Så:</mtext>
      <mi/>
      <mtext>e ≥ </mtext>
      <mfrac>
        <mn>3</mn>
        <mn>2</mn>
      </mfrac>
      <mtext>r</mtext>
      <mi/>
      <mtext>r ≤ </mtext>
      <mfrac>
        <mn>2</mn>
        <mn>3</mn>
      </mfrac>
      <mtext>e</mtext>
      <mi/>
      <mi mathvariant="normal">⇒</mi>
      <mi/>
      <mtext>e = v − e + r ≤ v − </mtext>
      <mfrac>
        <mn>1</mn>
        <mn>3</mn>
      </mfrac>
      <mi mathvariant="normal">e</mi>
    </mrow>
    <annotation encoding="StarMath 5.0">"Så:" ~~~ "e ≥ " {3 over 2} "r" ~~~~ "r ≤ " {2 over 3} "e" ~~~~~~~~ ⇒ ~~~~~~~~ "e = v − e + r ≤ v − "{1 over 3} e</annotation>
  </semantics>
</math>
</file>

<file path=Object 6/content.xml><?xml version="1.0" encoding="utf-8"?>
<math xmlns="http://www.w3.org/1998/Math/MathML">
  <semantics>
    <mrow>
      <mtext>δ(G) = </mtext>
      <munder>
        <mtext>max</mtext>
        <mtext>A ⊆ X</mtext>
      </munder>
      <mtext>{|A| − |P(A)|} ≥ 0,  G:s defekt (G:s underskott)</mtext>
    </mrow>
    <annotation encoding="StarMath 5.0">"δ(G) = " "max" csub "A ⊆ X" "{|A| − |P(A)|} ≥ 0,  G:s defekt (G:s underskott)"</annotation>
  </semantics>
</math>
</file>

<file path=Object 7/content.xml><?xml version="1.0" encoding="utf-8"?>
<math xmlns="http://www.w3.org/1998/Math/MathML">
  <semantics>
    <mrow>
      <mfenced open="∣" close="∣">
        <mrow>
          <munder>
            <mi mathvariant="normal">∪</mi>
            <mtext>i ∈ A</mtext>
          </munder>
          <msub>
            <mi mathvariant="normal">M</mi>
            <mi mathvariant="normal">i</mi>
          </msub>
        </mrow>
      </mfenced>
      <mtext> ≥ |A|</mtext>
    </mrow>
    <annotation encoding="StarMath 5.0">abs{oper ∪ from "i ∈ A" M_i} " ≥ |A|"</annotation>
  </semantics>
</math>
</file>

<file path=Object 8/content.xml><?xml version="1.0" encoding="utf-8"?>
<math xmlns="http://www.w3.org/1998/Math/MathML">
  <semantics>
    <mrow>
      <munder>
        <mi mathvariant="normal">∪</mi>
        <mtext>i ∈ I</mtext>
      </munder>
      <msub>
        <mi mathvariant="normal">M</mi>
        <mi mathvariant="normal">i</mi>
      </msub>
    </mrow>
    <annotation encoding="StarMath 5.0">oper ∪ from "i ∈ I" M_i</annotation>
  </semantics>
</math>
</file>